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95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4.038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1.124cm"/>
    </style:style>
    <style:style style:name="co6" style:family="table-column">
      <style:table-column-properties fo:break-before="auto" style:column-width="0.961cm"/>
    </style:style>
    <style:style style:name="co7" style:family="table-column">
      <style:table-column-properties fo:break-before="auto" style:column-width="1.042cm"/>
    </style:style>
    <style:style style:name="co8" style:family="table-column">
      <style:table-column-properties fo:break-before="auto" style:column-width="3.657cm"/>
    </style:style>
    <style:style style:name="co9" style:family="table-column">
      <style:table-column-properties fo:break-before="auto" style:column-width="1.016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3.956cm"/>
    </style:style>
    <style:style style:name="co12" style:family="table-column">
      <style:table-column-properties fo:break-before="auto" style:column-width="1.178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/>
    <style:style style:name="ce2" style:family="table-cell" style:parent-style-name="Default" style:data-style-name="N60"/>
    <style:style style:name="ta_extref" style:family="table">
      <style:table-properties table:display="false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Li7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Mg25</text:p>
          </table:table-cell>
          <table:table-cell office:value-type="string" calcext:value-type="string">
            <text:p>Ca43</text:p>
          </table:table-cell>
          <table:table-cell office:value-type="string" calcext:value-type="string">
            <text:p>Ti49</text:p>
          </table:table-cell>
          <table:table-cell office:value-type="string" calcext:value-type="string">
            <text:p>V51</text:p>
          </table:table-cell>
          <table:table-cell office:value-type="string" calcext:value-type="string">
            <text:p>Cr53</text:p>
          </table:table-cell>
          <table:table-cell office:value-type="string" calcext:value-type="string">
            <text:p>Mn55</text:p>
          </table:table-cell>
          <table:table-cell office:value-type="string" calcext:value-type="string">
            <text:p>Ni60</text:p>
          </table:table-cell>
          <table:table-cell office:value-type="string" calcext:value-type="string">
            <text:p>Cu65</text:p>
          </table:table-cell>
          <table:table-cell office:value-type="string" calcext:value-type="string">
            <text:p>Zn66</text:p>
          </table:table-cell>
          <table:table-cell office:value-type="string" calcext:value-type="string">
            <text:p>Rb85</text:p>
          </table:table-cell>
          <table:table-cell office:value-type="string" calcext:value-type="string">
            <text:p>Sr86</text:p>
          </table:table-cell>
          <table:table-cell office:value-type="string" calcext:value-type="string">
            <text:p>Y89</text:p>
          </table:table-cell>
          <table:table-cell office:value-type="string" calcext:value-type="string">
            <text:p>Mo97</text:p>
          </table:table-cell>
          <table:table-cell office:value-type="string" calcext:value-type="string">
            <text:p>Cd111</text:p>
          </table:table-cell>
          <table:table-cell office:value-type="string" calcext:value-type="string">
            <text:p>Sn118</text:p>
          </table:table-cell>
          <table:table-cell office:value-type="string" calcext:value-type="string">
            <text:p>Ba138</text:p>
          </table:table-cell>
          <table:table-cell office:value-type="string" calcext:value-type="string">
            <text:p>Pb208</text:p>
          </table:table-cell>
          <table:table-cell office:value-type="string" calcext:value-type="string">
            <text:p>Th232</text:p>
          </table:table-cell>
          <table:table-cell office:value-type="string" calcext:value-type="string">
            <text:p>U238</text:p>
          </table:table-cell>
        </table:table-row>
        <table:table-row table:style-name="ro1">
          <table:table-cell office:value-type="float" office:value="30.1" calcext:value-type="float">
            <text:p>30,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664724620471148" calcext:value-type="float">
            <text:p>0,006647246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7467683454237" calcext:value-type="float">
            <text:p>0,0174676835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499019611292039" calcext:value-type="float">
            <text:p>0,4990196113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0076920811129901" calcext:value-type="float">
            <text:p>0,007692081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8" calcext:value-type="float">
            <text:p>31,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520071168980983" calcext:value-type="float">
            <text:p>0,00520071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57100234439316" calcext:value-type="float">
            <text:p>0,0157100234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51595498729235" calcext:value-type="float">
            <text:p>0,5159549873</text:p>
          </table:table-cell>
          <table:table-cell table:number-columns-repeated="6" office:value-type="string" calcext:value-type="string">
            <text:p>NA</text:p>
          </table:table-cell>
          <table:table-cell table:style-name="ce2" office:value-type="float" office:value="0.00000443278206572177" calcext:value-type="float">
            <text:p>4,43E-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6" calcext:value-type="float">
            <text:p>33,6</text:p>
          </table:table-cell>
          <table:table-cell office:value-type="string" calcext:value-type="string">
            <text:p>NA</text:p>
          </table:table-cell>
          <table:table-cell office:value-type="float" office:value="0.0010954253271012" calcext:value-type="float">
            <text:p>0,0010954253</text:p>
          </table:table-cell>
          <table:table-cell office:value-type="float" office:value="0.00511655951547435" calcext:value-type="float">
            <text:p>0,00511655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210755494757" calcext:value-type="float">
            <text:p>0,0121075549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414080926724198" calcext:value-type="float">
            <text:p>0,4140809267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00658637551610522" calcext:value-type="float">
            <text:p>0,0065863755</text:p>
          </table:table-cell>
          <table:table-cell office:value-type="string" calcext:value-type="string">
            <text:p>NA</text:p>
          </table:table-cell>
          <table:table-cell table:style-name="ce2" office:value-type="float" office:value="0.00000379377111438133" calcext:value-type="float">
            <text:p>3,79E-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4" calcext:value-type="float">
            <text:p>35,4</text:p>
          </table:table-cell>
          <table:table-cell office:value-type="string" calcext:value-type="string">
            <text:p>NA</text:p>
          </table:table-cell>
          <table:table-cell office:value-type="float" office:value="0.000824217833576367" calcext:value-type="float">
            <text:p>0,0008242178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04448868412102" calcext:value-type="float">
            <text:p>0,0104448868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473090903719771" calcext:value-type="float">
            <text:p>0,4730909037</text:p>
          </table:table-cell>
          <table:table-cell table:style-name="ce2" office:value-type="float" office:value="0.0000118758347718152" calcext:value-type="float">
            <text:p>1,19E-005</text:p>
          </table:table-cell>
          <table:table-cell table:number-columns-repeated="2" office:value-type="string" calcext:value-type="string">
            <text:p>NA</text:p>
          </table:table-cell>
          <table:table-cell table:style-name="ce2" office:value-type="float" office:value="0.0000219581761291114" calcext:value-type="float">
            <text:p>2,20E-00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1" calcext:value-type="float">
            <text:p>37,1</text:p>
          </table:table-cell>
          <table:table-cell office:value-type="string" calcext:value-type="string">
            <text:p>NA</text:p>
          </table:table-cell>
          <table:table-cell office:value-type="float" office:value="0.000551744192638026" calcext:value-type="float">
            <text:p>0,000551744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11890322360363" calcext:value-type="float">
            <text:p>0,011189032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00142620342046296" calcext:value-type="float">
            <text:p>0,0001426203</text:p>
          </table:table-cell>
          <table:table-cell office:value-type="float" office:value="0.375162587343319" calcext:value-type="float">
            <text:p>0,3751625873</text:p>
          </table:table-cell>
          <table:table-cell table:style-name="ce2" office:value-type="float" office:value="0.0000178037131704665" calcext:value-type="float">
            <text:p>1,78E-005</text:p>
          </table:table-cell>
          <table:table-cell table:number-columns-repeated="2" office:value-type="string" calcext:value-type="string">
            <text:p>NA</text:p>
          </table:table-cell>
          <table:table-cell table:style-name="ce2" office:value-type="float" office:value="0.0000283215991050191" calcext:value-type="float">
            <text:p>2,83E-005</text:p>
          </table:table-cell>
          <table:table-cell office:value-type="float" office:value="0.00547162338577786" calcext:value-type="float">
            <text:p>0,0054716234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9" calcext:value-type="float">
            <text:p>38,9</text:p>
          </table:table-cell>
          <table:table-cell office:value-type="string" calcext:value-type="string">
            <text:p>NA</text:p>
          </table:table-cell>
          <table:table-cell office:value-type="float" office:value="0.000657597646221534" calcext:value-type="float">
            <text:p>0,0006575976</text:p>
          </table:table-cell>
          <table:table-cell office:value-type="float" office:value="0.00714528836790906" calcext:value-type="float">
            <text:p>0,007145288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68862575356131" calcext:value-type="float">
            <text:p>0,0168862575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494371561648722" calcext:value-type="float">
            <text:p>0,4943715616</text:p>
          </table:table-cell>
          <table:table-cell table:style-name="ce2" office:value-type="float" office:value="0.0000202550908616259" calcext:value-type="float">
            <text:p>2,03E-00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064011378248514" calcext:value-type="float">
            <text:p>0,0064011378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7" calcext:value-type="float">
            <text:p>40,7</text:p>
          </table:table-cell>
          <table:table-cell office:value-type="string" calcext:value-type="string">
            <text:p>NA</text:p>
          </table:table-cell>
          <table:table-cell office:value-type="float" office:value="0.00071416173551281" calcext:value-type="float">
            <text:p>0,0007141617</text:p>
          </table:table-cell>
          <table:table-cell office:value-type="float" office:value="0.00800819955364567" calcext:value-type="float">
            <text:p>0,00800819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.000281909757036119" calcext:value-type="float">
            <text:p>0,0002819098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0.000211798793410059" calcext:value-type="float">
            <text:p>0,0002117988</text:p>
          </table:table-cell>
          <table:table-cell office:value-type="string" calcext:value-type="string">
            <text:p>NA</text:p>
          </table:table-cell>
          <table:table-cell table:style-name="ce2" office:value-type="float" office:value="0.0000264419127586107" calcext:value-type="float">
            <text:p>2,64E-005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4" calcext:value-type="float">
            <text:p>42,4</text:p>
          </table:table-cell>
          <table:table-cell office:value-type="string" calcext:value-type="string">
            <text:p>NA</text:p>
          </table:table-cell>
          <table:table-cell office:value-type="float" office:value="0.000449355940851336" calcext:value-type="float">
            <text:p>0,0004493559</text:p>
          </table:table-cell>
          <table:table-cell office:value-type="float" office:value="0.00719377192813479" calcext:value-type="float">
            <text:p>0,00719377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42436673557135" calcext:value-type="float">
            <text:p>0,0142436674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368203045578661" calcext:value-type="float">
            <text:p>0,3682030456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00653823292623686" calcext:value-type="float">
            <text:p>0,0065382329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2" calcext:value-type="float">
            <text:p>44,2</text:p>
          </table:table-cell>
          <table:table-cell office:value-type="string" calcext:value-type="string">
            <text:p>NA</text:p>
          </table:table-cell>
          <table:table-cell office:value-type="float" office:value="0.000364849529793651" calcext:value-type="float">
            <text:p>0,0003648495</text:p>
          </table:table-cell>
          <table:table-cell office:value-type="float" office:value="0.00646234290400532" calcext:value-type="float">
            <text:p>0,006462342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53005306985561" calcext:value-type="float">
            <text:p>0,0153005307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499958166092788" calcext:value-type="float">
            <text:p>0,499958166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00579685165962438" calcext:value-type="float">
            <text:p>0,0057968517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A</text:p>
          </table:table-cell>
          <table:table-cell office:value-type="float" office:value="0.000369922989814368" calcext:value-type="float">
            <text:p>0,000369923</text:p>
          </table:table-cell>
          <table:table-cell office:value-type="float" office:value="0.00721659010617783" calcext:value-type="float">
            <text:p>0,00721659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70769559076531" calcext:value-type="float">
            <text:p>0,0170769559</text:p>
          </table:table-cell>
          <table:table-cell office:value-type="string" calcext:value-type="string">
            <text:p>NA</text:p>
          </table:table-cell>
          <table:table-cell office:value-type="float" office:value="0.000121628824971375" calcext:value-type="float">
            <text:p>0,0001216288</text:p>
          </table:table-cell>
          <table:table-cell office:value-type="float" office:value="0.00789826199769919" calcext:value-type="float">
            <text:p>0,007898262</text:p>
          </table:table-cell>
          <table:table-cell office:value-type="string" calcext:value-type="string">
            <text:p>NA</text:p>
          </table:table-cell>
          <table:table-cell office:value-type="float" office:value="0.497106602452997" calcext:value-type="float">
            <text:p>0,4971066025</text:p>
          </table:table-cell>
          <table:table-cell table:style-name="ce2" office:value-type="float" office:value="0.0000238281332431755" calcext:value-type="float">
            <text:p>2,38E-00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0553469511644332" calcext:value-type="float">
            <text:p>0,005534695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7" calcext:value-type="float">
            <text:p>47,7</text:p>
          </table:table-cell>
          <table:table-cell office:value-type="string" calcext:value-type="string">
            <text:p>NA</text:p>
          </table:table-cell>
          <table:table-cell office:value-type="float" office:value="0.000379959075496852" calcext:value-type="float">
            <text:p>0,0003799591</text:p>
          </table:table-cell>
          <table:table-cell office:value-type="float" office:value="0.00647322640682607" calcext:value-type="float">
            <text:p>0,006473226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36338055338008" calcext:value-type="float">
            <text:p>0,0136338055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474610135698196" calcext:value-type="float">
            <text:p>0,4746101357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0058066143807189" calcext:value-type="float">
            <text:p>0,0058066144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string" calcext:value-type="string">
            <text:p>NA</text:p>
          </table:table-cell>
          <table:table-cell office:value-type="float" office:value="0.000339439479436253" calcext:value-type="float">
            <text:p>0,0003394395</text:p>
          </table:table-cell>
          <table:table-cell office:value-type="float" office:value="0.00602275755349495" calcext:value-type="float">
            <text:p>0,006022757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63830329836535" calcext:value-type="float">
            <text:p>0,016383033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485571908311191" calcext:value-type="float">
            <text:p>0,4855719083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00711099031542721" calcext:value-type="float">
            <text:p>0,0071109903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3" calcext:value-type="float">
            <text:p>51,3</text:p>
          </table:table-cell>
          <table:table-cell office:value-type="string" calcext:value-type="string">
            <text:p>NA</text:p>
          </table:table-cell>
          <table:table-cell office:value-type="float" office:value="0.000276567212044612" calcext:value-type="float">
            <text:p>0,0002765672</text:p>
          </table:table-cell>
          <table:table-cell office:value-type="float" office:value="0.00620598245091669" calcext:value-type="float">
            <text:p>0,00620598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73273233709317" calcext:value-type="float">
            <text:p>0,0173273234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478057497047893" calcext:value-type="float">
            <text:p>0,478057497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00718145814493963" calcext:value-type="float">
            <text:p>0,007181458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A</text:p>
          </table:table-cell>
          <table:table-cell office:value-type="float" office:value="0.000342856281496072" calcext:value-type="float">
            <text:p>0,0003428563</text:p>
          </table:table-cell>
          <table:table-cell office:value-type="float" office:value="0.0066093659775865" calcext:value-type="float">
            <text:p>0,00660936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30639329328986" calcext:value-type="float">
            <text:p>0,0130639329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539688701494418" calcext:value-type="float">
            <text:p>0,5396887015</text:p>
          </table:table-cell>
          <table:table-cell table:style-name="ce2" office:value-type="float" office:value="0.0000219961884571486" calcext:value-type="float">
            <text:p>2,20E-005</text:p>
          </table:table-cell>
          <table:table-cell table:number-columns-repeated="2" office:value-type="string" calcext:value-type="string">
            <text:p>NA</text:p>
          </table:table-cell>
          <table:table-cell table:style-name="ce2" office:value-type="float" office:value="0.0000328250812360525" calcext:value-type="float">
            <text:p>3,28E-005</text:p>
          </table:table-cell>
          <table:table-cell office:value-type="float" office:value="0.00524026364910329" calcext:value-type="float">
            <text:p>0,0052402636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8" calcext:value-type="float">
            <text:p>54,8</text:p>
          </table:table-cell>
          <table:table-cell office:value-type="string" calcext:value-type="string">
            <text:p>NA</text:p>
          </table:table-cell>
          <table:table-cell office:value-type="float" office:value="0.000258612587177537" calcext:value-type="float">
            <text:p>0,0002586126</text:p>
          </table:table-cell>
          <table:table-cell office:value-type="float" office:value="0.00724343284504486" calcext:value-type="float">
            <text:p>0,00724343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24270756717749" calcext:value-type="float">
            <text:p>0,0124270757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398669919598366" calcext:value-type="float">
            <text:p>0,3986699196</text:p>
          </table:table-cell>
          <table:table-cell table:style-name="ce2" office:value-type="float" office:value="0.0000331533565888248" calcext:value-type="float">
            <text:p>3,32E-00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0682770479205698" calcext:value-type="float">
            <text:p>0,0068277048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6" calcext:value-type="float">
            <text:p>56,6</text:p>
          </table:table-cell>
          <table:table-cell office:value-type="string" calcext:value-type="string">
            <text:p>NA</text:p>
          </table:table-cell>
          <table:table-cell office:value-type="float" office:value="0.000175444370673981" calcext:value-type="float">
            <text:p>0,0001754444</text:p>
          </table:table-cell>
          <table:table-cell office:value-type="float" office:value="0.00527072120717812" calcext:value-type="float">
            <text:p>0,00527072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3549196575409" calcext:value-type="float">
            <text:p>0,0135491966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446308859059356" calcext:value-type="float">
            <text:p>0,446308859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00622307093165507" calcext:value-type="float">
            <text:p>0,0062230709</text:p>
          </table:table-cell>
          <table:table-cell table:style-name="ce2" office:value-type="float" office:value="0.0000370739772806152" calcext:value-type="float">
            <text:p>3,71E-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3" calcext:value-type="float">
            <text:p>58,3</text:p>
          </table:table-cell>
          <table:table-cell office:value-type="string" calcext:value-type="string">
            <text:p>NA</text:p>
          </table:table-cell>
          <table:table-cell office:value-type="float" office:value="0.000267193895466927" calcext:value-type="float">
            <text:p>0,0002671939</text:p>
          </table:table-cell>
          <table:table-cell office:value-type="float" office:value="0.00643262999276708" calcext:value-type="float">
            <text:p>0,0064326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35306948175566" calcext:value-type="float">
            <text:p>0,0135306948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454715226932016" calcext:value-type="float">
            <text:p>0,4547152269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00576269970361243" calcext:value-type="float">
            <text:p>0,0057626997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1" calcext:value-type="float">
            <text:p>60,1</text:p>
          </table:table-cell>
          <table:table-cell office:value-type="string" calcext:value-type="string">
            <text:p>NA</text:p>
          </table:table-cell>
          <table:table-cell office:value-type="float" office:value="0.000244410063827592" calcext:value-type="float">
            <text:p>0,0002444101</text:p>
          </table:table-cell>
          <table:table-cell office:value-type="float" office:value="0.00632891051218792" calcext:value-type="float">
            <text:p>0,00632891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41531121337934" calcext:value-type="float">
            <text:p>0,014153112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408885598216838" calcext:value-type="float">
            <text:p>0,4088855982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00567716011842266" calcext:value-type="float">
            <text:p>0,005677160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9" calcext:value-type="float">
            <text:p>61,9</text:p>
          </table:table-cell>
          <table:table-cell office:value-type="string" calcext:value-type="string">
            <text:p>NA</text:p>
          </table:table-cell>
          <table:table-cell office:value-type="float" office:value="0.000230105255118568" calcext:value-type="float">
            <text:p>0,0002301053</text:p>
          </table:table-cell>
          <table:table-cell office:value-type="float" office:value="0.00561695482521663" calcext:value-type="float">
            <text:p>0,005616954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44392431491929" calcext:value-type="float">
            <text:p>0,014439243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546997722921172" calcext:value-type="float">
            <text:p>0,5469977229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00663186439260361" calcext:value-type="float">
            <text:p>0,0066318644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6" calcext:value-type="float">
            <text:p>63,6</text:p>
          </table:table-cell>
          <table:table-cell office:value-type="string" calcext:value-type="string">
            <text:p>NA</text:p>
          </table:table-cell>
          <table:table-cell office:value-type="float" office:value="0.000200667104664616" calcext:value-type="float">
            <text:p>0,0002006671</text:p>
          </table:table-cell>
          <table:table-cell office:value-type="float" office:value="0.00675857482525826" calcext:value-type="float">
            <text:p>0,006758574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59931328496413" calcext:value-type="float">
            <text:p>0,0159931328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470643385110639" calcext:value-type="float">
            <text:p>0,4706433851</text:p>
          </table:table-cell>
          <table:table-cell table:style-name="ce2" office:value-type="float" office:value="0.0000317119735711379" calcext:value-type="float">
            <text:p>3,17E-00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0694175571279224" calcext:value-type="float">
            <text:p>0,0069417557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.4" calcext:value-type="float">
            <text:p>65,4</text:p>
          </table:table-cell>
          <table:table-cell office:value-type="string" calcext:value-type="string">
            <text:p>NA</text:p>
          </table:table-cell>
          <table:table-cell office:value-type="float" office:value="0.000198371213886836" calcext:value-type="float">
            <text:p>0,0001983712</text:p>
          </table:table-cell>
          <table:table-cell office:value-type="float" office:value="0.00517238750399303" calcext:value-type="float">
            <text:p>0,0051723875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NA</text:p>
          </table:table-cell>
          <table:table-cell office:value-type="float" office:value="0.00609787405299625" calcext:value-type="float">
            <text:p>0,006097874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2" calcext:value-type="float">
            <text:p>67,2</text:p>
          </table:table-cell>
          <table:table-cell office:value-type="string" calcext:value-type="string">
            <text:p>NA</text:p>
          </table:table-cell>
          <table:table-cell office:value-type="float" office:value="0.000104899937616643" calcext:value-type="float">
            <text:p>0,0001048999</text:p>
          </table:table-cell>
          <table:table-cell office:value-type="float" office:value="0.0064298045045967" calcext:value-type="float">
            <text:p>0,00642980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35423510204411" calcext:value-type="float">
            <text:p>0,01354235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395214944277827" calcext:value-type="float">
            <text:p>0,3952149443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00660407457280994" calcext:value-type="float">
            <text:p>0,0066040746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9" calcext:value-type="float">
            <text:p>68,9</text:p>
          </table:table-cell>
          <table:table-cell office:value-type="string" calcext:value-type="string">
            <text:p>NA</text:p>
          </table:table-cell>
          <table:table-cell office:value-type="float" office:value="0.00022158609384399" calcext:value-type="float">
            <text:p>0,0002215861</text:p>
          </table:table-cell>
          <table:table-cell office:value-type="float" office:value="0.00717594533802027" calcext:value-type="float">
            <text:p>0,007175945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42001076888229" calcext:value-type="float">
            <text:p>0,0142001077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394969147886131" calcext:value-type="float">
            <text:p>0,3949691479</text:p>
          </table:table-cell>
          <table:table-cell table:style-name="ce2" office:value-type="float" office:value="0.0000209665332284887" calcext:value-type="float">
            <text:p>2,10E-00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0487001511550212" calcext:value-type="float">
            <text:p>0,004870015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7" calcext:value-type="float">
            <text:p>70,7</text:p>
          </table:table-cell>
          <table:table-cell office:value-type="string" calcext:value-type="string">
            <text:p>NA</text:p>
          </table:table-cell>
          <table:table-cell office:value-type="float" office:value="0.000289562168451843" calcext:value-type="float">
            <text:p>0,000289562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58545217692183" calcext:value-type="float">
            <text:p>0,0158545218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478037140089483" calcext:value-type="float">
            <text:p>0,478037140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00635963721858435" calcext:value-type="float">
            <text:p>0,0063596372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5" calcext:value-type="float">
            <text:p>72,5</text:p>
          </table:table-cell>
          <table:table-cell office:value-type="string" calcext:value-type="string">
            <text:p>NA</text:p>
          </table:table-cell>
          <table:table-cell office:value-type="float" office:value="0.000202436697627587" calcext:value-type="float">
            <text:p>0,0002024367</text:p>
          </table:table-cell>
          <table:table-cell office:value-type="float" office:value="0.00699280757180718" calcext:value-type="float">
            <text:p>0,006992807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95241670477984" calcext:value-type="float">
            <text:p>0,019524167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530787148115915" calcext:value-type="float">
            <text:p>0,5307871481</text:p>
          </table:table-cell>
          <table:table-cell table:style-name="ce2" office:value-type="float" office:value="0.0000295704247843208" calcext:value-type="float">
            <text:p>2,96E-00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0627268914389242" calcext:value-type="float">
            <text:p>0,006272689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2" calcext:value-type="float">
            <text:p>74,2</text:p>
          </table:table-cell>
          <table:table-cell office:value-type="string" calcext:value-type="string">
            <text:p>NA</text:p>
          </table:table-cell>
          <table:table-cell office:value-type="float" office:value="0.00018490096277838" calcext:value-type="float">
            <text:p>0,000184901</text:p>
          </table:table-cell>
          <table:table-cell office:value-type="float" office:value="0.00619045745617444" calcext:value-type="float">
            <text:p>0,00619045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59135195485553" calcext:value-type="float">
            <text:p>0,0159135195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428939221702451" calcext:value-type="float">
            <text:p>0,4289392217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00638330267369846" calcext:value-type="float">
            <text:p>0,0063833027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NA</text:p>
          </table:table-cell>
          <table:table-cell office:value-type="float" office:value="0.000259632316665776" calcext:value-type="float">
            <text:p>0,0002596323</text:p>
          </table:table-cell>
          <table:table-cell office:value-type="float" office:value="0.00661433278772199" calcext:value-type="float">
            <text:p>0,00661433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70031560451286" calcext:value-type="float">
            <text:p>0,017003156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468556766441702" calcext:value-type="float">
            <text:p>0,4685567664</text:p>
          </table:table-cell>
          <table:table-cell table:number-columns-repeated="3" office:value-type="string" calcext:value-type="string">
            <text:p>NA</text:p>
          </table:table-cell>
          <table:table-cell table:style-name="ce2" office:value-type="float" office:value="0.0000751395691510847" calcext:value-type="float">
            <text:p>7,51E-005</text:p>
          </table:table-cell>
          <table:table-cell office:value-type="float" office:value="0.00583133795641527" calcext:value-type="float">
            <text:p>0,005831338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7.8" calcext:value-type="float">
            <text:p>77,8</text:p>
          </table:table-cell>
          <table:table-cell office:value-type="string" calcext:value-type="string">
            <text:p>NA</text:p>
          </table:table-cell>
          <table:table-cell office:value-type="float" office:value="0.000154377632664747" calcext:value-type="float">
            <text:p>0,0001543776</text:p>
          </table:table-cell>
          <table:table-cell office:value-type="float" office:value="0.00717623698798687" calcext:value-type="float">
            <text:p>0,00717623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51144751333753" calcext:value-type="float">
            <text:p>0,015114475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472620313239104" calcext:value-type="float">
            <text:p>0,4726203132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00643722902229257" calcext:value-type="float">
            <text:p>0,006437229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9.5" calcext:value-type="float">
            <text:p>79,5</text:p>
          </table:table-cell>
          <table:table-cell office:value-type="string" calcext:value-type="string">
            <text:p>NA</text:p>
          </table:table-cell>
          <table:table-cell office:value-type="float" office:value="0.000213278258436942" calcext:value-type="float">
            <text:p>0,0002132783</text:p>
          </table:table-cell>
          <table:table-cell office:value-type="float" office:value="0.00736919702431256" calcext:value-type="float">
            <text:p>0,00736919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55208844640123" calcext:value-type="float">
            <text:p>0,0155208845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43491477888731" calcext:value-type="float">
            <text:p>0,4349147789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00565173554025965" calcext:value-type="float">
            <text:p>0,0056517355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3" calcext:value-type="float">
            <text:p>81,3</text:p>
          </table:table-cell>
          <table:table-cell office:value-type="string" calcext:value-type="string">
            <text:p>NA</text:p>
          </table:table-cell>
          <table:table-cell office:value-type="float" office:value="0.000177161287493039" calcext:value-type="float">
            <text:p>0,0001771613</text:p>
          </table:table-cell>
          <table:table-cell office:value-type="float" office:value="0.00588783849812251" calcext:value-type="float">
            <text:p>0,005887838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209128578969092" calcext:value-type="float">
            <text:p>0,0209128579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446781036164838" calcext:value-type="float">
            <text:p>0,4467810362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00610353587848178" calcext:value-type="float">
            <text:p>0,0061035359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1" calcext:value-type="float">
            <text:p>83,1</text:p>
          </table:table-cell>
          <table:table-cell office:value-type="string" calcext:value-type="string">
            <text:p>NA</text:p>
          </table:table-cell>
          <table:table-cell office:value-type="float" office:value="0.000257362703952563" calcext:value-type="float">
            <text:p>0,0002573627</text:p>
          </table:table-cell>
          <table:table-cell office:value-type="float" office:value="0.00770249118430741" calcext:value-type="float">
            <text:p>0,00770249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72248005768328" calcext:value-type="float">
            <text:p>0,017224800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180576161637927" calcext:value-type="float">
            <text:p>0,0001805762</text:p>
          </table:table-cell>
          <table:table-cell office:value-type="string" calcext:value-type="string">
            <text:p>NA</text:p>
          </table:table-cell>
          <table:table-cell office:value-type="float" office:value="0.431033202548014" calcext:value-type="float">
            <text:p>0,4310332025</text:p>
          </table:table-cell>
          <table:table-cell table:style-name="ce2" office:value-type="float" office:value="0.0000218630332687404" calcext:value-type="float">
            <text:p>2,19E-00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0590735232499063" calcext:value-type="float">
            <text:p>0,0059073523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8" calcext:value-type="float">
            <text:p>84,8</text:p>
          </table:table-cell>
          <table:table-cell office:value-type="string" calcext:value-type="string">
            <text:p>NA</text:p>
          </table:table-cell>
          <table:table-cell office:value-type="float" office:value="0.000245040097235338" calcext:value-type="float">
            <text:p>0,0002450401</text:p>
          </table:table-cell>
          <table:table-cell office:value-type="float" office:value="0.00786048008654798" calcext:value-type="float">
            <text:p>0,00786048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65556169624005" calcext:value-type="float">
            <text:p>0,016555617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439340513167125" calcext:value-type="float">
            <text:p>0,4393405132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00602852041030762" calcext:value-type="float">
            <text:p>0,0060285204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ummary NIS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nter</text:p>
          </table:table-cell>
          <table:table-cell office:value-type="float" office:value="0.0677003291545345" calcext:value-type="float">
            <text:p>0,0677003292</text:p>
          </table:table-cell>
          <table:table-cell office:value-type="float" office:value="0.0254908790157736" calcext:value-type="float">
            <text:p>0,025490879</text:p>
          </table:table-cell>
          <table:table-cell office:value-type="float" office:value="0.0437423975709157" calcext:value-type="float">
            <text:p>0,0437423976</text:p>
          </table:table-cell>
          <table:table-cell office:value-type="float" office:value="1" calcext:value-type="float">
            <text:p>1</text:p>
          </table:table-cell>
          <table:table-cell office:value-type="float" office:value="0.012442490700662" calcext:value-type="float">
            <text:p>0,0124424907</text:p>
          </table:table-cell>
          <table:table-cell office:value-type="float" office:value="0.264020690328844" calcext:value-type="float">
            <text:p>0,2640206903</text:p>
          </table:table-cell>
          <table:table-cell office:value-type="float" office:value="0.0221246883852543" calcext:value-type="float">
            <text:p>0,0221246884</text:p>
          </table:table-cell>
          <table:table-cell office:value-type="float" office:value="0.312277005899946" calcext:value-type="float">
            <text:p>0,3122770059</text:p>
          </table:table-cell>
          <table:table-cell office:value-type="float" office:value="0.059357649071002" calcext:value-type="float">
            <text:p>0,0593576491</text:p>
          </table:table-cell>
          <table:table-cell office:value-type="float" office:value="0.0596776704727641" calcext:value-type="float">
            <text:p>0,0596776705</text:p>
          </table:table-cell>
          <table:table-cell office:value-type="float" office:value="0.0217424480537617" calcext:value-type="float">
            <text:p>0,0217424481</text:p>
          </table:table-cell>
          <table:table-cell office:value-type="float" office:value="0.241428257927846" calcext:value-type="float">
            <text:p>0,2414282579</text:p>
          </table:table-cell>
          <table:table-cell office:value-type="float" office:value="0.0789945691624865" calcext:value-type="float">
            <text:p>0,0789945692</text:p>
          </table:table-cell>
          <table:table-cell office:value-type="float" office:value="0.267489978729327" calcext:value-type="float">
            <text:p>0,2674899787</text:p>
          </table:table-cell>
          <table:table-cell office:value-type="float" office:value="0.0257974053956059" calcext:value-type="float">
            <text:p>0,0257974054</text:p>
          </table:table-cell>
          <table:table-cell office:value-type="float" office:value="0.0162361638831195" calcext:value-type="float">
            <text:p>0,0162361639</text:p>
          </table:table-cell>
          <table:table-cell office:value-type="float" office:value="0.0994551361328895" calcext:value-type="float">
            <text:p>0,0994551361</text:p>
          </table:table-cell>
          <table:table-cell office:value-type="float" office:value="0.364711491383383" calcext:value-type="float">
            <text:p>0,3647114914</text:p>
          </table:table-cell>
          <table:table-cell office:value-type="float" office:value="0.231002358276199" calcext:value-type="float">
            <text:p>0,2310023583</text:p>
          </table:table-cell>
          <table:table-cell office:value-type="float" office:value="0.309802273850061" calcext:value-type="float">
            <text:p>0,3098022739</text:p>
          </table:table-cell>
          <table:table-cell office:value-type="float" office:value="0.335501950457665" calcext:value-type="float">
            <text:p>0,3355019505</text:p>
          </table:table-cell>
        </table:table-row>
        <table:table-row table:style-name="ro1">
          <table:table-cell office:value-type="string" calcext:value-type="string">
            <text:p>pente</text:p>
          </table:table-cell>
          <table:table-cell office:value-type="float" office:value="-0.000413169160946019" calcext:value-type="float">
            <text:p>-0,00041316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24698521576357" calcext:value-type="float">
            <text:p>0,0012469852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nk ech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aleur stand</text:p>
          </table:table-cell>
          <table:table-cell table:formula="of:=[.$B$38]*[.B37]+[.B36]" office:value-type="float" office:value="0.0668739908326425" calcext:value-type="float">
            <text:p>0,0668739908</text:p>
          </table:table-cell>
          <table:table-cell table:formula="of:=[.$B$38]*[.C37]+[.C36]" office:value-type="float" office:value="0.0254908790157736" calcext:value-type="float">
            <text:p>0,025490879</text:p>
          </table:table-cell>
          <table:table-cell table:formula="of:=[.$B$38]*[.D37]+[.D36]" office:value-type="float" office:value="0.0437423975709157" calcext:value-type="float">
            <text:p>0,0437423976</text:p>
          </table:table-cell>
          <table:table-cell table:formula="of:=[.$B$38]*[.E37]+[.E36]" office:value-type="float" office:value="1" calcext:value-type="float">
            <text:p>1</text:p>
          </table:table-cell>
          <table:table-cell table:formula="of:=[.$B$38]*[.F37]+[.F36]" office:value-type="float" office:value="0.012442490700662" calcext:value-type="float">
            <text:p>0,0124424907</text:p>
          </table:table-cell>
          <table:table-cell table:formula="of:=[.$B$38]*[.G37]+[.G36]" office:value-type="float" office:value="0.266514660760371" calcext:value-type="float">
            <text:p>0,2665146608</text:p>
          </table:table-cell>
          <table:table-cell table:formula="of:=[.$B$38]*[.H37]+[.H36]" office:value-type="float" office:value="0.0221246883852543" calcext:value-type="float">
            <text:p>0,0221246884</text:p>
          </table:table-cell>
          <table:table-cell table:formula="of:=[.$B$38]*[.I37]+[.I36]" office:value-type="float" office:value="0.312277005899946" calcext:value-type="float">
            <text:p>0,3122770059</text:p>
          </table:table-cell>
          <table:table-cell table:formula="of:=[.$B$38]*[.J37]+[.J36]" office:value-type="float" office:value="0.059357649071002" calcext:value-type="float">
            <text:p>0,0593576491</text:p>
          </table:table-cell>
          <table:table-cell table:formula="of:=[.$B$38]*[.K37]+[.K36]" office:value-type="float" office:value="0.0596776704727641" calcext:value-type="float">
            <text:p>0,0596776705</text:p>
          </table:table-cell>
          <table:table-cell table:formula="of:=[.$B$38]*[.L37]+[.L36]" office:value-type="float" office:value="0.0217424480537617" calcext:value-type="float">
            <text:p>0,0217424481</text:p>
          </table:table-cell>
          <table:table-cell table:formula="of:=[.$B$38]*[.M37]+[.M36]" office:value-type="float" office:value="0.241428257927846" calcext:value-type="float">
            <text:p>0,2414282579</text:p>
          </table:table-cell>
          <table:table-cell table:formula="of:=[.$B$38]*[.N37]+[.N36]" office:value-type="float" office:value="0.0789945691624865" calcext:value-type="float">
            <text:p>0,0789945692</text:p>
          </table:table-cell>
          <table:table-cell table:formula="of:=[.$B$38]*[.O37]+[.O36]" office:value-type="float" office:value="0.267489978729327" calcext:value-type="float">
            <text:p>0,2674899787</text:p>
          </table:table-cell>
          <table:table-cell table:formula="of:=[.$B$38]*[.P37]+[.P36]" office:value-type="float" office:value="0.0257974053956059" calcext:value-type="float">
            <text:p>0,0257974054</text:p>
          </table:table-cell>
          <table:table-cell table:formula="of:=[.$B$38]*[.Q37]+[.Q36]" office:value-type="float" office:value="0.0162361638831195" calcext:value-type="float">
            <text:p>0,0162361639</text:p>
          </table:table-cell>
          <table:table-cell table:formula="of:=[.$B$38]*[.R37]+[.R36]" office:value-type="float" office:value="0.0994551361328895" calcext:value-type="float">
            <text:p>0,0994551361</text:p>
          </table:table-cell>
          <table:table-cell table:formula="of:=[.$B$38]*[.S37]+[.S36]" office:value-type="float" office:value="0.364711491383383" calcext:value-type="float">
            <text:p>0,3647114914</text:p>
          </table:table-cell>
          <table:table-cell table:formula="of:=[.$B$38]*[.T37]+[.T36]" office:value-type="float" office:value="0.231002358276199" calcext:value-type="float">
            <text:p>0,2310023583</text:p>
          </table:table-cell>
          <table:table-cell table:formula="of:=[.$B$38]*[.U37]+[.U36]" office:value-type="float" office:value="0.309802273850061" calcext:value-type="float">
            <text:p>0,3098022739</text:p>
          </table:table-cell>
          <table:table-cell table:formula="of:=[.$B$38]*[.V37]+[.V36]" office:value-type="float" office:value="0.335501950457665" calcext:value-type="float">
            <text:p>0,3355019505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apport</text:p>
          </table:table-cell>
          <table:table-cell office:value-type="float" office:value="0.000488429" calcext:value-type="float">
            <text:p>0,000488429</text:p>
          </table:table-cell>
          <table:table-cell office:value-type="float" office:value="0.000408357" calcext:value-type="float">
            <text:p>0,000408357</text:p>
          </table:table-cell>
          <table:table-cell office:value-type="float" office:value="0.000910542" calcext:value-type="float">
            <text:p>0,000910542</text:p>
          </table:table-cell>
          <table:table-cell office:value-type="float" office:value="1" calcext:value-type="float">
            <text:p>1</text:p>
          </table:table-cell>
          <table:table-cell office:value-type="float" office:value="0.000565679" calcext:value-type="float">
            <text:p>0,000565679</text:p>
          </table:table-cell>
          <table:table-cell office:value-type="float" office:value="0.00046115" calcext:value-type="float">
            <text:p>0,00046115</text:p>
          </table:table-cell>
          <table:table-cell office:value-type="float" office:value="0.000468911" calcext:value-type="float">
            <text:p>0,000468911</text:p>
          </table:table-cell>
          <table:table-cell office:value-type="float" office:value="0.000451861" calcext:value-type="float">
            <text:p>0,000451861</text:p>
          </table:table-cell>
          <table:table-cell office:value-type="float" office:value="0.000451979" calcext:value-type="float">
            <text:p>0,000451979</text:p>
          </table:table-cell>
          <table:table-cell office:value-type="float" office:value="0.000431638" calcext:value-type="float">
            <text:p>0,000431638</text:p>
          </table:table-cell>
          <table:table-cell office:value-type="float" office:value="0.000445865" calcext:value-type="float">
            <text:p>0,000445865</text:p>
          </table:table-cell>
          <table:table-cell office:value-type="float" office:value="0.000371907" calcext:value-type="float">
            <text:p>0,000371907</text:p>
          </table:table-cell>
          <table:table-cell office:value-type="float" office:value="0.000895375" calcext:value-type="float">
            <text:p>0,000895375</text:p>
          </table:table-cell>
          <table:table-cell office:value-type="float" office:value="0.000449745" calcext:value-type="float">
            <text:p>0,000449745</text:p>
          </table:table-cell>
          <table:table-cell office:value-type="float" office:value="0.000450333" calcext:value-type="float">
            <text:p>0,000450333</text:p>
          </table:table-cell>
          <table:table-cell office:value-type="float" office:value="0.000332988" calcext:value-type="float">
            <text:p>0,000332988</text:p>
          </table:table-cell>
          <table:table-cell office:value-type="float" office:value="0.000446335" calcext:value-type="float">
            <text:p>0,000446335</text:p>
          </table:table-cell>
          <table:table-cell office:value-type="float" office:value="0.000443748" calcext:value-type="float">
            <text:p>0,000443748</text:p>
          </table:table-cell>
          <table:table-cell office:value-type="float" office:value="0.000458093" calcext:value-type="float">
            <text:p>0,000458093</text:p>
          </table:table-cell>
          <table:table-cell office:value-type="float" office:value="0.000437752" calcext:value-type="float">
            <text:p>0,000437752</text:p>
          </table:table-cell>
          <table:table-cell office:value-type="float" office:value="0.000436811" calcext:value-type="float">
            <text:p>0,000436811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Après correction pente</text:p>
          </table:table-cell>
          <table:table-cell table:number-columns-repeated="21"/>
        </table:table-row>
        <table:table-row table:style-name="ro1">
          <table:table-cell office:value-type="float" office:value="30.1" calcext:value-type="float">
            <text:p>30,1</text:p>
          </table:table-cell>
          <table:table-cell table:formula="of:=[.B2]*[.B$41]/[.B$39]" office:value-type="string" office:string-value="" calcext:value-type="error">
            <text:p>#VALEUR !</text:p>
          </table:table-cell>
          <table:table-cell table:formula="of:=[.C2]*[.C$41]/[.C$39]" office:value-type="string" office:string-value="" calcext:value-type="error">
            <text:p>#VALEUR !</text:p>
          </table:table-cell>
          <table:table-cell table:formula="of:=[.D2]*[.D$41]/[.D$39]" office:value-type="float" office:value="0.000138369115316961" calcext:value-type="float">
            <text:p>0,0001383691</text:p>
          </table:table-cell>
          <table:table-cell table:formula="of:=[.E2]*[.E$41]/[.E$39]" office:value-type="float" office:value="1" calcext:value-type="float">
            <text:p>1</text:p>
          </table:table-cell>
          <table:table-cell table:formula="of:=[.F2]*[.F$41]/[.F$39]" office:value-type="string" office:string-value="" calcext:value-type="error">
            <text:p>#VALEUR !</text:p>
          </table:table-cell>
          <table:table-cell table:formula="of:=[.G2]*[.G$41]/[.G$39]" office:value-type="string" office:string-value="" calcext:value-type="error">
            <text:p>#VALEUR !</text:p>
          </table:table-cell>
          <table:table-cell table:formula="of:=[.H2]*[.H$41]/[.H$39]" office:value-type="string" office:string-value="" calcext:value-type="error">
            <text:p>#VALEUR !</text:p>
          </table:table-cell>
          <table:table-cell table:formula="of:=[.I2]*[.I$41]/[.I$39]" office:value-type="float" office:value="0.0000252755238592364" calcext:value-type="float">
            <text:p>2,52755238592364E-005</text:p>
          </table:table-cell>
          <table:table-cell table:formula="of:=[.J2]*[.J$41]/[.J$39]" office:value-type="string" office:string-value="" calcext:value-type="error">
            <text:p>#VALEUR !</text:p>
          </table:table-cell>
          <table:table-cell table:formula="of:=[.K2]*[.K$41]/[.K$39]" office:value-type="string" office:string-value="" calcext:value-type="error">
            <text:p>#VALEUR !</text:p>
          </table:table-cell>
          <table:table-cell table:formula="of:=[.L2]*[.L$41]/[.L$39]" office:value-type="string" office:string-value="" calcext:value-type="error">
            <text:p>#VALEUR !</text:p>
          </table:table-cell>
          <table:table-cell table:formula="of:=[.M2]*[.M$41]/[.M$39]" office:value-type="string" office:string-value="" calcext:value-type="error">
            <text:p>#VALEUR !</text:p>
          </table:table-cell>
          <table:table-cell table:formula="of:=[.N2]*[.N$41]/[.N$39]" office:value-type="float" office:value="0.00565620762538184" calcext:value-type="float">
            <text:p>0,0056562076</text:p>
          </table:table-cell>
          <table:table-cell table:formula="of:=[.O2]*[.O$41]/[.O$39]" office:value-type="string" office:string-value="" calcext:value-type="error">
            <text:p>#VALEUR !</text:p>
          </table:table-cell>
          <table:table-cell table:formula="of:=[.P2]*[.P$41]/[.P$39]" office:value-type="string" office:string-value="" calcext:value-type="error">
            <text:p>#VALEUR !</text:p>
          </table:table-cell>
          <table:table-cell table:formula="of:=[.Q2]*[.Q$41]/[.Q$39]" office:value-type="string" office:string-value="" calcext:value-type="error">
            <text:p>#VALEUR !</text:p>
          </table:table-cell>
          <table:table-cell table:formula="of:=[.R2]*[.R$41]/[.R$39]" office:value-type="string" office:string-value="" calcext:value-type="error">
            <text:p>#VALEUR !</text:p>
          </table:table-cell>
          <table:table-cell table:formula="of:=[.S2]*[.S$41]/[.S$39]" office:value-type="float" office:value="0.00000935902950789954" calcext:value-type="float">
            <text:p>0,000009359</text:p>
          </table:table-cell>
          <table:table-cell table:formula="of:=[.T2]*[.T$41]/[.T$39]" office:value-type="string" office:string-value="" calcext:value-type="error">
            <text:p>#VALEUR !</text:p>
          </table:table-cell>
          <table:table-cell table:formula="of:=[.U2]*[.U$41]/[.U$39]" office:value-type="float" office:value="0" calcext:value-type="float">
            <text:p>0</text:p>
          </table:table-cell>
          <table:table-cell table:formula="of:=[.V2]*[.V$41]/[.V$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8" calcext:value-type="float">
            <text:p>31,8</text:p>
          </table:table-cell>
          <table:table-cell table:formula="of:=[.B3]*[.B$41]/[.B$39]" office:value-type="string" office:string-value="" calcext:value-type="error">
            <text:p>#VALEUR !</text:p>
          </table:table-cell>
          <table:table-cell table:formula="of:=[.C3]*[.C$41]/[.C$39]" office:value-type="string" office:string-value="" calcext:value-type="error">
            <text:p>#VALEUR !</text:p>
          </table:table-cell>
          <table:table-cell table:formula="of:=[.D3]*[.D$41]/[.D$39]" office:value-type="float" office:value="0.000108258044515864" calcext:value-type="float">
            <text:p>0,000108258</text:p>
          </table:table-cell>
          <table:table-cell table:formula="of:=[.E3]*[.E$41]/[.E$39]" office:value-type="float" office:value="1" calcext:value-type="float">
            <text:p>1</text:p>
          </table:table-cell>
          <table:table-cell table:formula="of:=[.F3]*[.F$41]/[.F$39]" office:value-type="string" office:string-value="" calcext:value-type="error">
            <text:p>#VALEUR !</text:p>
          </table:table-cell>
          <table:table-cell table:formula="of:=[.G3]*[.G$41]/[.G$39]" office:value-type="string" office:string-value="" calcext:value-type="error">
            <text:p>#VALEUR !</text:p>
          </table:table-cell>
          <table:table-cell table:formula="of:=[.H3]*[.H$41]/[.H$39]" office:value-type="string" office:string-value="" calcext:value-type="error">
            <text:p>#VALEUR !</text:p>
          </table:table-cell>
          <table:table-cell table:formula="of:=[.I3]*[.I$41]/[.I$39]" office:value-type="float" office:value="0.0000227322113677266" calcext:value-type="float">
            <text:p>2,27322113677266E-005</text:p>
          </table:table-cell>
          <table:table-cell table:formula="of:=[.J3]*[.J$41]/[.J$39]" office:value-type="string" office:string-value="" calcext:value-type="error">
            <text:p>#VALEUR !</text:p>
          </table:table-cell>
          <table:table-cell table:formula="of:=[.K3]*[.K$41]/[.K$39]" office:value-type="string" office:string-value="" calcext:value-type="error">
            <text:p>#VALEUR !</text:p>
          </table:table-cell>
          <table:table-cell table:formula="of:=[.L3]*[.L$41]/[.L$39]" office:value-type="string" office:string-value="" calcext:value-type="error">
            <text:p>#VALEUR !</text:p>
          </table:table-cell>
          <table:table-cell table:formula="of:=[.M3]*[.M$41]/[.M$39]" office:value-type="string" office:string-value="" calcext:value-type="error">
            <text:p>#VALEUR !</text:p>
          </table:table-cell>
          <table:table-cell table:formula="of:=[.N3]*[.N$41]/[.N$39]" office:value-type="float" office:value="0.00584816401487855" calcext:value-type="float">
            <text:p>0,005848164</text:p>
          </table:table-cell>
          <table:table-cell table:formula="of:=[.O3]*[.O$41]/[.O$39]" office:value-type="string" office:string-value="" calcext:value-type="error">
            <text:p>#VALEUR !</text:p>
          </table:table-cell>
          <table:table-cell table:formula="of:=[.P3]*[.P$41]/[.P$39]" office:value-type="string" office:string-value="" calcext:value-type="error">
            <text:p>#VALEUR !</text:p>
          </table:table-cell>
          <table:table-cell table:formula="of:=[.Q3]*[.Q$41]/[.Q$39]" office:value-type="string" office:string-value="" calcext:value-type="error">
            <text:p>#VALEUR !</text:p>
          </table:table-cell>
          <table:table-cell table:formula="of:=[.R3]*[.R$41]/[.R$39]" office:value-type="string" office:string-value="" calcext:value-type="error">
            <text:p>#VALEUR !</text:p>
          </table:table-cell>
          <table:table-cell table:formula="of:=[.S3]*[.S$41]/[.S$39]" office:value-type="string" office:string-value="" calcext:value-type="error">
            <text:p>#VALEUR !</text:p>
          </table:table-cell>
          <table:table-cell table:formula="of:=[.T3]*[.T$41]/[.T$39]" office:value-type="string" office:string-value="" calcext:value-type="error">
            <text:p>#VALEUR !</text:p>
          </table:table-cell>
          <table:table-cell table:formula="of:=[.U3]*[.U$41]/[.U$39]" office:value-type="float" office:value="0.00000000626354090536141" calcext:value-type="float">
            <text:p>6,26354090536141E-009</text:p>
          </table:table-cell>
          <table:table-cell table:formula="of:=[.V3]*[.V$41]/[.V$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6" calcext:value-type="float">
            <text:p>33,6</text:p>
          </table:table-cell>
          <table:table-cell table:formula="of:=[.B4]*[.B$41]/[.B$39]" office:value-type="string" office:string-value="" calcext:value-type="error">
            <text:p>#VALEUR !</text:p>
          </table:table-cell>
          <table:table-cell table:formula="of:=[.C4]*[.C$41]/[.C$39]" office:value-type="float" office:value="0.0000175484180056036" calcext:value-type="float">
            <text:p>1,75484180056036E-005</text:p>
          </table:table-cell>
          <table:table-cell table:formula="of:=[.D4]*[.D$41]/[.D$39]" office:value-type="float" office:value="0.000106506332369781" calcext:value-type="float">
            <text:p>0,0001065063</text:p>
          </table:table-cell>
          <table:table-cell table:formula="of:=[.E4]*[.E$41]/[.E$39]" office:value-type="float" office:value="1" calcext:value-type="float">
            <text:p>1</text:p>
          </table:table-cell>
          <table:table-cell table:formula="of:=[.F4]*[.F$41]/[.F$39]" office:value-type="string" office:string-value="" calcext:value-type="error">
            <text:p>#VALEUR !</text:p>
          </table:table-cell>
          <table:table-cell table:formula="of:=[.G4]*[.G$41]/[.G$39]" office:value-type="string" office:string-value="" calcext:value-type="error">
            <text:p>#VALEUR !</text:p>
          </table:table-cell>
          <table:table-cell table:formula="of:=[.H4]*[.H$41]/[.H$39]" office:value-type="string" office:string-value="" calcext:value-type="error">
            <text:p>#VALEUR !</text:p>
          </table:table-cell>
          <table:table-cell table:formula="of:=[.I4]*[.I$41]/[.I$39]" office:value-type="float" office:value="0.0000175194836084627" calcext:value-type="float">
            <text:p>1,75194836084627E-005</text:p>
          </table:table-cell>
          <table:table-cell table:formula="of:=[.J4]*[.J$41]/[.J$39]" office:value-type="string" office:string-value="" calcext:value-type="error">
            <text:p>#VALEUR !</text:p>
          </table:table-cell>
          <table:table-cell table:formula="of:=[.K4]*[.K$41]/[.K$39]" office:value-type="string" office:string-value="" calcext:value-type="error">
            <text:p>#VALEUR !</text:p>
          </table:table-cell>
          <table:table-cell table:formula="of:=[.L4]*[.L$41]/[.L$39]" office:value-type="string" office:string-value="" calcext:value-type="error">
            <text:p>#VALEUR !</text:p>
          </table:table-cell>
          <table:table-cell table:formula="of:=[.M4]*[.M$41]/[.M$39]" office:value-type="string" office:string-value="" calcext:value-type="error">
            <text:p>#VALEUR !</text:p>
          </table:table-cell>
          <table:table-cell table:formula="of:=[.N4]*[.N$41]/[.N$39]" office:value-type="float" office:value="0.00469345821740043" calcext:value-type="float">
            <text:p>0,0046934582</text:p>
          </table:table-cell>
          <table:table-cell table:formula="of:=[.O4]*[.O$41]/[.O$39]" office:value-type="string" office:string-value="" calcext:value-type="error">
            <text:p>#VALEUR !</text:p>
          </table:table-cell>
          <table:table-cell table:formula="of:=[.P4]*[.P$41]/[.P$39]" office:value-type="string" office:string-value="" calcext:value-type="error">
            <text:p>#VALEUR !</text:p>
          </table:table-cell>
          <table:table-cell table:formula="of:=[.Q4]*[.Q$41]/[.Q$39]" office:value-type="string" office:string-value="" calcext:value-type="error">
            <text:p>#VALEUR !</text:p>
          </table:table-cell>
          <table:table-cell table:formula="of:=[.R4]*[.R$41]/[.R$39]" office:value-type="string" office:string-value="" calcext:value-type="error">
            <text:p>#VALEUR !</text:p>
          </table:table-cell>
          <table:table-cell table:formula="of:=[.S4]*[.S$41]/[.S$39]" office:value-type="float" office:value="0.00000801370681092234" calcext:value-type="float">
            <text:p>8,01370681092234E-006</text:p>
          </table:table-cell>
          <table:table-cell table:formula="of:=[.T4]*[.T$41]/[.T$39]" office:value-type="string" office:string-value="" calcext:value-type="error">
            <text:p>#VALEUR !</text:p>
          </table:table-cell>
          <table:table-cell table:formula="of:=[.U4]*[.U$41]/[.U$39]" office:value-type="float" office:value="0.0000000053606155701311" calcext:value-type="float">
            <text:p>5,3606155701311E-009</text:p>
          </table:table-cell>
          <table:table-cell table:formula="of:=[.V4]*[.V$41]/[.V$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4" calcext:value-type="float">
            <text:p>35,4</text:p>
          </table:table-cell>
          <table:table-cell table:formula="of:=[.B5]*[.B$41]/[.B$39]" office:value-type="string" office:string-value="" calcext:value-type="error">
            <text:p>#VALEUR !</text:p>
          </table:table-cell>
          <table:table-cell table:formula="of:=[.C5]*[.C$41]/[.C$39]" office:value-type="float" office:value="0.0000132037471778621" calcext:value-type="float">
            <text:p>1,32037471778621E-005</text:p>
          </table:table-cell>
          <table:table-cell table:formula="of:=[.D5]*[.D$41]/[.D$39]" office:value-type="string" office:string-value="" calcext:value-type="error">
            <text:p>#VALEUR !</text:p>
          </table:table-cell>
          <table:table-cell table:formula="of:=[.E5]*[.E$41]/[.E$39]" office:value-type="float" office:value="1" calcext:value-type="float">
            <text:p>1</text:p>
          </table:table-cell>
          <table:table-cell table:formula="of:=[.F5]*[.F$41]/[.F$39]" office:value-type="string" office:string-value="" calcext:value-type="error">
            <text:p>#VALEUR !</text:p>
          </table:table-cell>
          <table:table-cell table:formula="of:=[.G5]*[.G$41]/[.G$39]" office:value-type="string" office:string-value="" calcext:value-type="error">
            <text:p>#VALEUR !</text:p>
          </table:table-cell>
          <table:table-cell table:formula="of:=[.H5]*[.H$41]/[.H$39]" office:value-type="string" office:string-value="" calcext:value-type="error">
            <text:p>#VALEUR !</text:p>
          </table:table-cell>
          <table:table-cell table:formula="of:=[.I5]*[.I$41]/[.I$39]" office:value-type="float" office:value="0.0000151136232376593" calcext:value-type="float">
            <text:p>1,51136232376593E-005</text:p>
          </table:table-cell>
          <table:table-cell table:formula="of:=[.J5]*[.J$41]/[.J$39]" office:value-type="string" office:string-value="" calcext:value-type="error">
            <text:p>#VALEUR !</text:p>
          </table:table-cell>
          <table:table-cell table:formula="of:=[.K5]*[.K$41]/[.K$39]" office:value-type="string" office:string-value="" calcext:value-type="error">
            <text:p>#VALEUR !</text:p>
          </table:table-cell>
          <table:table-cell table:formula="of:=[.L5]*[.L$41]/[.L$39]" office:value-type="string" office:string-value="" calcext:value-type="error">
            <text:p>#VALEUR !</text:p>
          </table:table-cell>
          <table:table-cell table:formula="of:=[.M5]*[.M$41]/[.M$39]" office:value-type="string" office:string-value="" calcext:value-type="error">
            <text:p>#VALEUR !</text:p>
          </table:table-cell>
          <table:table-cell table:formula="of:=[.N5]*[.N$41]/[.N$39]" office:value-type="float" office:value="0.00536231506050481" calcext:value-type="float">
            <text:p>0,0053623151</text:p>
          </table:table-cell>
          <table:table-cell table:formula="of:=[.O5]*[.O$41]/[.O$39]" office:value-type="float" office:value="0.0000000199674669489382" calcext:value-type="float">
            <text:p>0,00000002</text:p>
          </table:table-cell>
          <table:table-cell table:formula="of:=[.P5]*[.P$41]/[.P$39]" office:value-type="string" office:string-value="" calcext:value-type="error">
            <text:p>#VALEUR !</text:p>
          </table:table-cell>
          <table:table-cell table:formula="of:=[.Q5]*[.Q$41]/[.Q$39]" office:value-type="string" office:string-value="" calcext:value-type="error">
            <text:p>#VALEUR !</text:p>
          </table:table-cell>
          <table:table-cell table:formula="of:=[.R5]*[.R$41]/[.R$39]" office:value-type="float" office:value="0.0000000985439558344325" calcext:value-type="float">
            <text:p>9,85439558344325E-008</text:p>
          </table:table-cell>
          <table:table-cell table:formula="of:=[.S5]*[.S$41]/[.S$39]" office:value-type="string" office:string-value="" calcext:value-type="error">
            <text:p>#VALEUR !</text:p>
          </table:table-cell>
          <table:table-cell table:formula="of:=[.T5]*[.T$41]/[.T$39]" office:value-type="string" office:string-value="" calcext:value-type="error">
            <text:p>#VALEUR !</text:p>
          </table:table-cell>
          <table:table-cell table:formula="of:=[.U5]*[.U$41]/[.U$39]" office:value-type="float" office:value="0" calcext:value-type="float">
            <text:p>0</text:p>
          </table:table-cell>
          <table:table-cell table:formula="of:=[.V5]*[.V$41]/[.V$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1" calcext:value-type="float">
            <text:p>37,1</text:p>
          </table:table-cell>
          <table:table-cell table:formula="of:=[.B6]*[.B$41]/[.B$39]" office:value-type="string" office:string-value="" calcext:value-type="error">
            <text:p>#VALEUR !</text:p>
          </table:table-cell>
          <table:table-cell table:formula="of:=[.C6]*[.C$41]/[.C$39]" office:value-type="float" office:value="0.00000883879301038096" calcext:value-type="float">
            <text:p>8,83879301038096E-006</text:p>
          </table:table-cell>
          <table:table-cell table:formula="of:=[.D6]*[.D$41]/[.D$39]" office:value-type="string" office:string-value="" calcext:value-type="error">
            <text:p>#VALEUR !</text:p>
          </table:table-cell>
          <table:table-cell table:formula="of:=[.E6]*[.E$41]/[.E$39]" office:value-type="float" office:value="1" calcext:value-type="float">
            <text:p>1</text:p>
          </table:table-cell>
          <table:table-cell table:formula="of:=[.F6]*[.F$41]/[.F$39]" office:value-type="string" office:string-value="" calcext:value-type="error">
            <text:p>#VALEUR !</text:p>
          </table:table-cell>
          <table:table-cell table:formula="of:=[.G6]*[.G$41]/[.G$39]" office:value-type="string" office:string-value="" calcext:value-type="error">
            <text:p>#VALEUR !</text:p>
          </table:table-cell>
          <table:table-cell table:formula="of:=[.H6]*[.H$41]/[.H$39]" office:value-type="string" office:string-value="" calcext:value-type="error">
            <text:p>#VALEUR !</text:p>
          </table:table-cell>
          <table:table-cell table:formula="of:=[.I6]*[.I$41]/[.I$39]" office:value-type="float" office:value="0.0000161903925030827" calcext:value-type="float">
            <text:p>1,61903925030827E-005</text:p>
          </table:table-cell>
          <table:table-cell table:formula="of:=[.J6]*[.J$41]/[.J$39]" office:value-type="string" office:string-value="" calcext:value-type="error">
            <text:p>#VALEUR !</text:p>
          </table:table-cell>
          <table:table-cell table:formula="of:=[.K6]*[.K$41]/[.K$39]" office:value-type="string" office:string-value="" calcext:value-type="error">
            <text:p>#VALEUR !</text:p>
          </table:table-cell>
          <table:table-cell table:formula="of:=[.L6]*[.L$41]/[.L$39]" office:value-type="string" office:string-value="" calcext:value-type="error">
            <text:p>#VALEUR !</text:p>
          </table:table-cell>
          <table:table-cell table:formula="of:=[.M6]*[.M$41]/[.M$39]" office:value-type="float" office:value="0.000000219698820695894" calcext:value-type="float">
            <text:p>2,19698820695894E-007</text:p>
          </table:table-cell>
          <table:table-cell table:formula="of:=[.N6]*[.N$41]/[.N$39]" office:value-type="float" office:value="0.00425233285280128" calcext:value-type="float">
            <text:p>0,0042523329</text:p>
          </table:table-cell>
          <table:table-cell table:formula="of:=[.O6]*[.O$41]/[.O$39]" office:value-type="float" office:value="0.0000000299343213450021" calcext:value-type="float">
            <text:p>2,99343213450021E-008</text:p>
          </table:table-cell>
          <table:table-cell table:formula="of:=[.P6]*[.P$41]/[.P$39]" office:value-type="string" office:string-value="" calcext:value-type="error">
            <text:p>#VALEUR !</text:p>
          </table:table-cell>
          <table:table-cell table:formula="of:=[.Q6]*[.Q$41]/[.Q$39]" office:value-type="string" office:string-value="" calcext:value-type="error">
            <text:p>#VALEUR !</text:p>
          </table:table-cell>
          <table:table-cell table:formula="of:=[.R6]*[.R$41]/[.R$39]" office:value-type="float" office:value="0.000000127101740825614" calcext:value-type="float">
            <text:p>1,27101740825614E-007</text:p>
          </table:table-cell>
          <table:table-cell table:formula="of:=[.S6]*[.S$41]/[.S$39]" office:value-type="float" office:value="0.00000665737710918417" calcext:value-type="float">
            <text:p>6,65737710918417E-006</text:p>
          </table:table-cell>
          <table:table-cell table:formula="of:=[.T6]*[.T$41]/[.T$39]" office:value-type="string" office:string-value="" calcext:value-type="error">
            <text:p>#VALEUR !</text:p>
          </table:table-cell>
          <table:table-cell table:formula="of:=[.U6]*[.U$41]/[.U$39]" office:value-type="float" office:value="0" calcext:value-type="float">
            <text:p>0</text:p>
          </table:table-cell>
          <table:table-cell table:formula="of:=[.V6]*[.V$41]/[.V$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9" calcext:value-type="float">
            <text:p>38,9</text:p>
          </table:table-cell>
          <table:table-cell table:formula="of:=[.B7]*[.B$41]/[.B$39]" office:value-type="string" office:string-value="" calcext:value-type="error">
            <text:p>#VALEUR !</text:p>
          </table:table-cell>
          <table:table-cell table:formula="of:=[.C7]*[.C$41]/[.C$39]" office:value-type="float" office:value="0.0000105345367592824" calcext:value-type="float">
            <text:p>1,05345367592824E-005</text:p>
          </table:table-cell>
          <table:table-cell table:formula="of:=[.D7]*[.D$41]/[.D$39]" office:value-type="float" office:value="0.000148736363857169" calcext:value-type="float">
            <text:p>0,0001487364</text:p>
          </table:table-cell>
          <table:table-cell table:formula="of:=[.E7]*[.E$41]/[.E$39]" office:value-type="float" office:value="1" calcext:value-type="float">
            <text:p>1</text:p>
          </table:table-cell>
          <table:table-cell table:formula="of:=[.F7]*[.F$41]/[.F$39]" office:value-type="string" office:string-value="" calcext:value-type="error">
            <text:p>#VALEUR !</text:p>
          </table:table-cell>
          <table:table-cell table:formula="of:=[.G7]*[.G$41]/[.G$39]" office:value-type="string" office:string-value="" calcext:value-type="error">
            <text:p>#VALEUR !</text:p>
          </table:table-cell>
          <table:table-cell table:formula="of:=[.H7]*[.H$41]/[.H$39]" office:value-type="string" office:string-value="" calcext:value-type="error">
            <text:p>#VALEUR !</text:p>
          </table:table-cell>
          <table:table-cell table:formula="of:=[.I7]*[.I$41]/[.I$39]" office:value-type="float" office:value="0.0000244342076814468" calcext:value-type="float">
            <text:p>2,44342076814468E-005</text:p>
          </table:table-cell>
          <table:table-cell table:formula="of:=[.J7]*[.J$41]/[.J$39]" office:value-type="string" office:string-value="" calcext:value-type="error">
            <text:p>#VALEUR !</text:p>
          </table:table-cell>
          <table:table-cell table:formula="of:=[.K7]*[.K$41]/[.K$39]" office:value-type="string" office:string-value="" calcext:value-type="error">
            <text:p>#VALEUR !</text:p>
          </table:table-cell>
          <table:table-cell table:formula="of:=[.L7]*[.L$41]/[.L$39]" office:value-type="string" office:string-value="" calcext:value-type="error">
            <text:p>#VALEUR !</text:p>
          </table:table-cell>
          <table:table-cell table:formula="of:=[.M7]*[.M$41]/[.M$39]" office:value-type="string" office:string-value="" calcext:value-type="error">
            <text:p>#VALEUR !</text:p>
          </table:table-cell>
          <table:table-cell table:formula="of:=[.N7]*[.N$41]/[.N$39]" office:value-type="float" office:value="0.00560352365617347" calcext:value-type="float">
            <text:p>0,0056035237</text:p>
          </table:table-cell>
          <table:table-cell table:formula="of:=[.O7]*[.O$41]/[.O$39]" office:value-type="float" office:value="0.0000000340559518634527" calcext:value-type="float">
            <text:p>3,40559518634527E-008</text:p>
          </table:table-cell>
          <table:table-cell table:formula="of:=[.P7]*[.P$41]/[.P$39]" office:value-type="string" office:string-value="" calcext:value-type="error">
            <text:p>#VALEUR !</text:p>
          </table:table-cell>
          <table:table-cell table:formula="of:=[.Q7]*[.Q$41]/[.Q$39]" office:value-type="string" office:string-value="" calcext:value-type="error">
            <text:p>#VALEUR !</text:p>
          </table:table-cell>
          <table:table-cell table:formula="of:=[.R7]*[.R$41]/[.R$39]" office:value-type="string" office:string-value="" calcext:value-type="error">
            <text:p>#VALEUR !</text:p>
          </table:table-cell>
          <table:table-cell table:formula="of:=[.S7]*[.S$41]/[.S$39]" office:value-type="float" office:value="0.00000778832631987526" calcext:value-type="float">
            <text:p>7,78832631987526E-006</text:p>
          </table:table-cell>
          <table:table-cell table:formula="of:=[.T7]*[.T$41]/[.T$39]" office:value-type="string" office:string-value="" calcext:value-type="error">
            <text:p>#VALEUR !</text:p>
          </table:table-cell>
          <table:table-cell table:formula="of:=[.U7]*[.U$41]/[.U$39]" office:value-type="float" office:value="0" calcext:value-type="float">
            <text:p>0</text:p>
          </table:table-cell>
          <table:table-cell table:formula="of:=[.V7]*[.V$41]/[.V$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7" calcext:value-type="float">
            <text:p>40,7</text:p>
          </table:table-cell>
          <table:table-cell table:formula="of:=[.B8]*[.B$41]/[.B$39]" office:value-type="string" office:string-value="" calcext:value-type="error">
            <text:p>#VALEUR !</text:p>
          </table:table-cell>
          <table:table-cell table:formula="of:=[.C8]*[.C$41]/[.C$39]" office:value-type="float" office:value="0.0000114406781989881" calcext:value-type="float">
            <text:p>1,14406781989881E-005</text:p>
          </table:table-cell>
          <table:table-cell table:formula="of:=[.D8]*[.D$41]/[.D$39]" office:value-type="float" office:value="0.000166698728073926" calcext:value-type="float">
            <text:p>0,0001666987</text:p>
          </table:table-cell>
          <table:table-cell table:formula="of:=[.E8]*[.E$41]/[.E$39]" office:value-type="float" office:value="1" calcext:value-type="float">
            <text:p>1</text:p>
          </table:table-cell>
          <table:table-cell table:formula="of:=[.F8]*[.F$41]/[.F$39]" office:value-type="string" office:string-value="" calcext:value-type="error">
            <text:p>#VALEUR !</text:p>
          </table:table-cell>
          <table:table-cell table:formula="of:=[.G8]*[.G$41]/[.G$39]" office:value-type="float" office:value="0.000000487788116744896" calcext:value-type="float">
            <text:p>4,87788116744896E-007</text:p>
          </table:table-cell>
          <table:table-cell table:formula="of:=[.H8]*[.H$41]/[.H$39]" office:value-type="string" office:string-value="" calcext:value-type="error">
            <text:p>#VALEUR !</text:p>
          </table:table-cell>
          <table:table-cell table:formula="of:=[.I8]*[.I$41]/[.I$39]" office:value-type="string" office:string-value="" calcext:value-type="error">
            <text:p>#VALEUR !</text:p>
          </table:table-cell>
          <table:table-cell table:formula="of:=[.J8]*[.J$41]/[.J$39]" office:value-type="string" office:string-value="" calcext:value-type="error">
            <text:p>#VALEUR !</text:p>
          </table:table-cell>
          <table:table-cell table:formula="of:=[.K8]*[.K$41]/[.K$39]" office:value-type="string" office:string-value="" calcext:value-type="error">
            <text:p>#VALEUR !</text:p>
          </table:table-cell>
          <table:table-cell table:formula="of:=[.L8]*[.L$41]/[.L$39]" office:value-type="string" office:string-value="" calcext:value-type="error">
            <text:p>#VALEUR !</text:p>
          </table:table-cell>
          <table:table-cell table:formula="of:=[.M8]*[.M$41]/[.M$39]" office:value-type="float" office:value="0.000000326264433736237" calcext:value-type="float">
            <text:p>3,26264433736237E-007</text:p>
          </table:table-cell>
          <table:table-cell table:formula="of:=[.N8]*[.N$41]/[.N$39]" office:value-type="string" office:string-value="" calcext:value-type="error">
            <text:p>#VALEUR !</text:p>
          </table:table-cell>
          <table:table-cell table:formula="of:=[.O8]*[.O$41]/[.O$39]" office:value-type="float" office:value="0.0000000444581816115624" calcext:value-type="float">
            <text:p>4,44581816115624E-008</text:p>
          </table:table-cell>
          <table:table-cell table:formula="of:=[.P8]*[.P$41]/[.P$39]" office:value-type="string" office:string-value="" calcext:value-type="error">
            <text:p>#VALEUR !</text:p>
          </table:table-cell>
          <table:table-cell table:formula="of:=[.Q8]*[.Q$41]/[.Q$39]" office:value-type="string" office:string-value="" calcext:value-type="error">
            <text:p>#VALEUR !</text:p>
          </table:table-cell>
          <table:table-cell table:formula="of:=[.R8]*[.R$41]/[.R$39]" office:value-type="string" office:string-value="" calcext:value-type="error">
            <text:p>#VALEUR !</text:p>
          </table:table-cell>
          <table:table-cell table:formula="of:=[.S8]*[.S$41]/[.S$39]" office:value-type="string" office:string-value="" calcext:value-type="error">
            <text:p>#VALEUR !</text:p>
          </table:table-cell>
          <table:table-cell table:formula="of:=[.T8]*[.T$41]/[.T$39]" office:value-type="string" office:string-value="" calcext:value-type="error">
            <text:p>#VALEUR !</text:p>
          </table:table-cell>
          <table:table-cell table:formula="of:=[.U8]*[.U$41]/[.U$39]" office:value-type="float" office:value="0" calcext:value-type="float">
            <text:p>0</text:p>
          </table:table-cell>
          <table:table-cell table:formula="of:=[.V8]*[.V$41]/[.V$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4" calcext:value-type="float">
            <text:p>42,4</text:p>
          </table:table-cell>
          <table:table-cell table:formula="of:=[.B9]*[.B$41]/[.B$39]" office:value-type="string" office:string-value="" calcext:value-type="error">
            <text:p>#VALEUR !</text:p>
          </table:table-cell>
          <table:table-cell table:formula="of:=[.C9]*[.C$41]/[.C$39]" office:value-type="float" office:value="0.00000719856085875586" calcext:value-type="float">
            <text:p>7,19856085875586E-006</text:p>
          </table:table-cell>
          <table:table-cell table:formula="of:=[.D9]*[.D$41]/[.D$39]" office:value-type="float" office:value="0.000149745597926323" calcext:value-type="float">
            <text:p>0,0001497456</text:p>
          </table:table-cell>
          <table:table-cell table:formula="of:=[.E9]*[.E$41]/[.E$39]" office:value-type="float" office:value="1" calcext:value-type="float">
            <text:p>1</text:p>
          </table:table-cell>
          <table:table-cell table:formula="of:=[.F9]*[.F$41]/[.F$39]" office:value-type="string" office:string-value="" calcext:value-type="error">
            <text:p>#VALEUR !</text:p>
          </table:table-cell>
          <table:table-cell table:formula="of:=[.G9]*[.G$41]/[.G$39]" office:value-type="string" office:string-value="" calcext:value-type="error">
            <text:p>#VALEUR !</text:p>
          </table:table-cell>
          <table:table-cell table:formula="of:=[.H9]*[.H$41]/[.H$39]" office:value-type="string" office:string-value="" calcext:value-type="error">
            <text:p>#VALEUR !</text:p>
          </table:table-cell>
          <table:table-cell table:formula="of:=[.I9]*[.I$41]/[.I$39]" office:value-type="float" office:value="0.0000206104120810042" calcext:value-type="float">
            <text:p>2,06104120810042E-005</text:p>
          </table:table-cell>
          <table:table-cell table:formula="of:=[.J9]*[.J$41]/[.J$39]" office:value-type="string" office:string-value="" calcext:value-type="error">
            <text:p>#VALEUR !</text:p>
          </table:table-cell>
          <table:table-cell table:formula="of:=[.K9]*[.K$41]/[.K$39]" office:value-type="string" office:string-value="" calcext:value-type="error">
            <text:p>#VALEUR !</text:p>
          </table:table-cell>
          <table:table-cell table:formula="of:=[.L9]*[.L$41]/[.L$39]" office:value-type="string" office:string-value="" calcext:value-type="error">
            <text:p>#VALEUR !</text:p>
          </table:table-cell>
          <table:table-cell table:formula="of:=[.M9]*[.M$41]/[.M$39]" office:value-type="string" office:string-value="" calcext:value-type="error">
            <text:p>#VALEUR !</text:p>
          </table:table-cell>
          <table:table-cell table:formula="of:=[.N9]*[.N$41]/[.N$39]" office:value-type="float" office:value="0.00417344895263451" calcext:value-type="float">
            <text:p>0,004173449</text:p>
          </table:table-cell>
          <table:table-cell table:formula="of:=[.O9]*[.O$41]/[.O$39]" office:value-type="string" office:string-value="" calcext:value-type="error">
            <text:p>#VALEUR !</text:p>
          </table:table-cell>
          <table:table-cell table:formula="of:=[.P9]*[.P$41]/[.P$39]" office:value-type="string" office:string-value="" calcext:value-type="error">
            <text:p>#VALEUR !</text:p>
          </table:table-cell>
          <table:table-cell table:formula="of:=[.Q9]*[.Q$41]/[.Q$39]" office:value-type="string" office:string-value="" calcext:value-type="error">
            <text:p>#VALEUR !</text:p>
          </table:table-cell>
          <table:table-cell table:formula="of:=[.R9]*[.R$41]/[.R$39]" office:value-type="string" office:string-value="" calcext:value-type="error">
            <text:p>#VALEUR !</text:p>
          </table:table-cell>
          <table:table-cell table:formula="of:=[.S9]*[.S$41]/[.S$39]" office:value-type="float" office:value="0.00000795513125606973" calcext:value-type="float">
            <text:p>7,95513125606973E-006</text:p>
          </table:table-cell>
          <table:table-cell table:formula="of:=[.T9]*[.T$41]/[.T$39]" office:value-type="string" office:string-value="" calcext:value-type="error">
            <text:p>#VALEUR !</text:p>
          </table:table-cell>
          <table:table-cell table:formula="of:=[.U9]*[.U$41]/[.U$39]" office:value-type="float" office:value="0" calcext:value-type="float">
            <text:p>0</text:p>
          </table:table-cell>
          <table:table-cell table:formula="of:=[.V9]*[.V$41]/[.V$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2" calcext:value-type="float">
            <text:p>44,2</text:p>
          </table:table-cell>
          <table:table-cell table:formula="of:=[.B10]*[.B$41]/[.B$39]" office:value-type="string" office:string-value="" calcext:value-type="error">
            <text:p>#VALEUR !</text:p>
          </table:table-cell>
          <table:table-cell table:formula="of:=[.C10]*[.C$41]/[.C$39]" office:value-type="float" office:value="0.00000584479096800674" calcext:value-type="float">
            <text:p>5,84479096800674E-006</text:p>
          </table:table-cell>
          <table:table-cell table:formula="of:=[.D10]*[.D$41]/[.D$39]" office:value-type="float" office:value="0.000134520167143541" calcext:value-type="float">
            <text:p>0,0001345202</text:p>
          </table:table-cell>
          <table:table-cell table:formula="of:=[.E10]*[.E$41]/[.E$39]" office:value-type="float" office:value="1" calcext:value-type="float">
            <text:p>1</text:p>
          </table:table-cell>
          <table:table-cell table:formula="of:=[.F10]*[.F$41]/[.F$39]" office:value-type="string" office:string-value="" calcext:value-type="error">
            <text:p>#VALEUR !</text:p>
          </table:table-cell>
          <table:table-cell table:formula="of:=[.G10]*[.G$41]/[.G$39]" office:value-type="string" office:string-value="" calcext:value-type="error">
            <text:p>#VALEUR !</text:p>
          </table:table-cell>
          <table:table-cell table:formula="of:=[.H10]*[.H$41]/[.H$39]" office:value-type="string" office:string-value="" calcext:value-type="error">
            <text:p>#VALEUR !</text:p>
          </table:table-cell>
          <table:table-cell table:formula="of:=[.I10]*[.I$41]/[.I$39]" office:value-type="float" office:value="0.0000221396803842657" calcext:value-type="float">
            <text:p>2,21396803842657E-005</text:p>
          </table:table-cell>
          <table:table-cell table:formula="of:=[.J10]*[.J$41]/[.J$39]" office:value-type="string" office:string-value="" calcext:value-type="error">
            <text:p>#VALEUR !</text:p>
          </table:table-cell>
          <table:table-cell table:formula="of:=[.K10]*[.K$41]/[.K$39]" office:value-type="string" office:string-value="" calcext:value-type="error">
            <text:p>#VALEUR !</text:p>
          </table:table-cell>
          <table:table-cell table:formula="of:=[.L10]*[.L$41]/[.L$39]" office:value-type="string" office:string-value="" calcext:value-type="error">
            <text:p>#VALEUR !</text:p>
          </table:table-cell>
          <table:table-cell table:formula="of:=[.M10]*[.M$41]/[.M$39]" office:value-type="string" office:string-value="" calcext:value-type="error">
            <text:p>#VALEUR !</text:p>
          </table:table-cell>
          <table:table-cell table:formula="of:=[.N10]*[.N$41]/[.N$39]" office:value-type="float" office:value="0.00566684580612807" calcext:value-type="float">
            <text:p>0,0056668458</text:p>
          </table:table-cell>
          <table:table-cell table:formula="of:=[.O10]*[.O$41]/[.O$39]" office:value-type="string" office:string-value="" calcext:value-type="error">
            <text:p>#VALEUR !</text:p>
          </table:table-cell>
          <table:table-cell table:formula="of:=[.P10]*[.P$41]/[.P$39]" office:value-type="string" office:string-value="" calcext:value-type="error">
            <text:p>#VALEUR !</text:p>
          </table:table-cell>
          <table:table-cell table:formula="of:=[.Q10]*[.Q$41]/[.Q$39]" office:value-type="string" office:string-value="" calcext:value-type="error">
            <text:p>#VALEUR !</text:p>
          </table:table-cell>
          <table:table-cell table:formula="of:=[.R10]*[.R$41]/[.R$39]" office:value-type="string" office:string-value="" calcext:value-type="error">
            <text:p>#VALEUR !</text:p>
          </table:table-cell>
          <table:table-cell table:formula="of:=[.S10]*[.S$41]/[.S$39]" office:value-type="float" office:value="0.00000705308549642316" calcext:value-type="float">
            <text:p>7,05308549642316E-006</text:p>
          </table:table-cell>
          <table:table-cell table:formula="of:=[.T10]*[.T$41]/[.T$39]" office:value-type="string" office:string-value="" calcext:value-type="error">
            <text:p>#VALEUR !</text:p>
          </table:table-cell>
          <table:table-cell table:formula="of:=[.U10]*[.U$41]/[.U$39]" office:value-type="float" office:value="0" calcext:value-type="float">
            <text:p>0</text:p>
          </table:table-cell>
          <table:table-cell table:formula="of:=[.V10]*[.V$41]/[.V$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11]*[.B$41]/[.B$39]" office:value-type="string" office:string-value="" calcext:value-type="error">
            <text:p>#VALEUR !</text:p>
          </table:table-cell>
          <table:table-cell table:formula="of:=[.C11]*[.C$41]/[.C$39]" office:value-type="float" office:value="0.00000592606642784466" calcext:value-type="float">
            <text:p>5,92606642784466E-006</text:p>
          </table:table-cell>
          <table:table-cell table:formula="of:=[.D11]*[.D$41]/[.D$39]" office:value-type="float" office:value="0.000150220581252008" calcext:value-type="float">
            <text:p>0,0001502206</text:p>
          </table:table-cell>
          <table:table-cell table:formula="of:=[.E11]*[.E$41]/[.E$39]" office:value-type="float" office:value="1" calcext:value-type="float">
            <text:p>1</text:p>
          </table:table-cell>
          <table:table-cell table:formula="of:=[.F11]*[.F$41]/[.F$39]" office:value-type="string" office:string-value="" calcext:value-type="error">
            <text:p>#VALEUR !</text:p>
          </table:table-cell>
          <table:table-cell table:formula="of:=[.G11]*[.G$41]/[.G$39]" office:value-type="string" office:string-value="" calcext:value-type="error">
            <text:p>#VALEUR !</text:p>
          </table:table-cell>
          <table:table-cell table:formula="of:=[.H11]*[.H$41]/[.H$39]" office:value-type="string" office:string-value="" calcext:value-type="error">
            <text:p>#VALEUR !</text:p>
          </table:table-cell>
          <table:table-cell table:formula="of:=[.I11]*[.I$41]/[.I$39]" office:value-type="float" office:value="0.0000247101458884244" calcext:value-type="float">
            <text:p>2,47101458884244E-005</text:p>
          </table:table-cell>
          <table:table-cell table:formula="of:=[.J11]*[.J$41]/[.J$39]" office:value-type="string" office:string-value="" calcext:value-type="error">
            <text:p>#VALEUR !</text:p>
          </table:table-cell>
          <table:table-cell table:formula="of:=[.K11]*[.K$41]/[.K$39]" office:value-type="float" office:value="0.000000879719706501519" calcext:value-type="float">
            <text:p>8,79719706501519E-007</text:p>
          </table:table-cell>
          <table:table-cell table:formula="of:=[.L11]*[.L$41]/[.L$39]" office:value-type="float" office:value="0.000161966977080802" calcext:value-type="float">
            <text:p>0,000161967</text:p>
          </table:table-cell>
          <table:table-cell table:formula="of:=[.M11]*[.M$41]/[.M$39]" office:value-type="string" office:string-value="" calcext:value-type="error">
            <text:p>#VALEUR !</text:p>
          </table:table-cell>
          <table:table-cell table:formula="of:=[.N11]*[.N$41]/[.N$39]" office:value-type="float" office:value="0.00563452435895711" calcext:value-type="float">
            <text:p>0,0056345244</text:p>
          </table:table-cell>
          <table:table-cell table:formula="of:=[.O11]*[.O$41]/[.O$39]" office:value-type="float" office:value="0.0000000400634963461419" calcext:value-type="float">
            <text:p>4,00634963461419E-008</text:p>
          </table:table-cell>
          <table:table-cell table:formula="of:=[.P11]*[.P$41]/[.P$39]" office:value-type="string" office:string-value="" calcext:value-type="error">
            <text:p>#VALEUR !</text:p>
          </table:table-cell>
          <table:table-cell table:formula="of:=[.Q11]*[.Q$41]/[.Q$39]" office:value-type="string" office:string-value="" calcext:value-type="error">
            <text:p>#VALEUR !</text:p>
          </table:table-cell>
          <table:table-cell table:formula="of:=[.R11]*[.R$41]/[.R$39]" office:value-type="string" office:string-value="" calcext:value-type="error">
            <text:p>#VALEUR !</text:p>
          </table:table-cell>
          <table:table-cell table:formula="of:=[.S11]*[.S$41]/[.S$39]" office:value-type="float" office:value="0.00000673411709407792" calcext:value-type="float">
            <text:p>6,73411709407792E-006</text:p>
          </table:table-cell>
          <table:table-cell table:formula="of:=[.T11]*[.T$41]/[.T$39]" office:value-type="string" office:string-value="" calcext:value-type="error">
            <text:p>#VALEUR !</text:p>
          </table:table-cell>
          <table:table-cell table:formula="of:=[.U11]*[.U$41]/[.U$39]" office:value-type="float" office:value="0" calcext:value-type="float">
            <text:p>0</text:p>
          </table:table-cell>
          <table:table-cell table:formula="of:=[.V11]*[.V$41]/[.V$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7" calcext:value-type="float">
            <text:p>47,7</text:p>
          </table:table-cell>
          <table:table-cell table:formula="of:=[.B12]*[.B$41]/[.B$39]" office:value-type="string" office:string-value="" calcext:value-type="error">
            <text:p>#VALEUR !</text:p>
          </table:table-cell>
          <table:table-cell table:formula="of:=[.C12]*[.C$41]/[.C$39]" office:value-type="float" office:value="0.00000608684181101235" calcext:value-type="float">
            <text:p>6,08684181101235E-006</text:p>
          </table:table-cell>
          <table:table-cell table:formula="of:=[.D12]*[.D$41]/[.D$39]" office:value-type="float" office:value="0.000134746718200999" calcext:value-type="float">
            <text:p>0,0001347467</text:p>
          </table:table-cell>
          <table:table-cell table:formula="of:=[.E12]*[.E$41]/[.E$39]" office:value-type="float" office:value="1" calcext:value-type="float">
            <text:p>1</text:p>
          </table:table-cell>
          <table:table-cell table:formula="of:=[.F12]*[.F$41]/[.F$39]" office:value-type="string" office:string-value="" calcext:value-type="error">
            <text:p>#VALEUR !</text:p>
          </table:table-cell>
          <table:table-cell table:formula="of:=[.G12]*[.G$41]/[.G$39]" office:value-type="string" office:string-value="" calcext:value-type="error">
            <text:p>#VALEUR !</text:p>
          </table:table-cell>
          <table:table-cell table:formula="of:=[.H12]*[.H$41]/[.H$39]" office:value-type="string" office:string-value="" calcext:value-type="error">
            <text:p>#VALEUR !</text:p>
          </table:table-cell>
          <table:table-cell table:formula="of:=[.I12]*[.I$41]/[.I$39]" office:value-type="float" office:value="0.0000197279494996907" calcext:value-type="float">
            <text:p>1,97279494996907E-005</text:p>
          </table:table-cell>
          <table:table-cell table:formula="of:=[.J12]*[.J$41]/[.J$39]" office:value-type="string" office:string-value="" calcext:value-type="error">
            <text:p>#VALEUR !</text:p>
          </table:table-cell>
          <table:table-cell table:formula="of:=[.K12]*[.K$41]/[.K$39]" office:value-type="string" office:string-value="" calcext:value-type="error">
            <text:p>#VALEUR !</text:p>
          </table:table-cell>
          <table:table-cell table:formula="of:=[.L12]*[.L$41]/[.L$39]" office:value-type="string" office:string-value="" calcext:value-type="error">
            <text:p>#VALEUR !</text:p>
          </table:table-cell>
          <table:table-cell table:formula="of:=[.M12]*[.M$41]/[.M$39]" office:value-type="string" office:string-value="" calcext:value-type="error">
            <text:p>#VALEUR !</text:p>
          </table:table-cell>
          <table:table-cell table:formula="of:=[.N12]*[.N$41]/[.N$39]" office:value-type="float" office:value="0.00537953500799113" calcext:value-type="float">
            <text:p>0,005379535</text:p>
          </table:table-cell>
          <table:table-cell table:formula="of:=[.O12]*[.O$41]/[.O$39]" office:value-type="string" office:string-value="" calcext:value-type="error">
            <text:p>#VALEUR !</text:p>
          </table:table-cell>
          <table:table-cell table:formula="of:=[.P12]*[.P$41]/[.P$39]" office:value-type="string" office:string-value="" calcext:value-type="error">
            <text:p>#VALEUR !</text:p>
          </table:table-cell>
          <table:table-cell table:formula="of:=[.Q12]*[.Q$41]/[.Q$39]" office:value-type="string" office:string-value="" calcext:value-type="error">
            <text:p>#VALEUR !</text:p>
          </table:table-cell>
          <table:table-cell table:formula="of:=[.R12]*[.R$41]/[.R$39]" office:value-type="string" office:string-value="" calcext:value-type="error">
            <text:p>#VALEUR !</text:p>
          </table:table-cell>
          <table:table-cell table:formula="of:=[.S12]*[.S$41]/[.S$39]" office:value-type="float" office:value="0.00000706496389362918" calcext:value-type="float">
            <text:p>0,000007065</text:p>
          </table:table-cell>
          <table:table-cell table:formula="of:=[.T12]*[.T$41]/[.T$39]" office:value-type="string" office:string-value="" calcext:value-type="error">
            <text:p>#VALEUR !</text:p>
          </table:table-cell>
          <table:table-cell table:formula="of:=[.U12]*[.U$41]/[.U$39]" office:value-type="float" office:value="0" calcext:value-type="float">
            <text:p>0</text:p>
          </table:table-cell>
          <table:table-cell table:formula="of:=[.V12]*[.V$41]/[.V$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5" calcext:value-type="float">
            <text:p>49,5</text:p>
          </table:table-cell>
          <table:table-cell table:formula="of:=[.B13]*[.B$41]/[.B$39]" office:value-type="string" office:string-value="" calcext:value-type="error">
            <text:p>#VALEUR !</text:p>
          </table:table-cell>
          <table:table-cell table:formula="of:=[.C13]*[.C$41]/[.C$39]" office:value-type="float" office:value="0.00000543772882129241" calcext:value-type="float">
            <text:p>5,43772882129241E-006</text:p>
          </table:table-cell>
          <table:table-cell table:formula="of:=[.D13]*[.D$41]/[.D$39]" office:value-type="float" office:value="0.000125369755953219" calcext:value-type="float">
            <text:p>0,0001253698</text:p>
          </table:table-cell>
          <table:table-cell table:formula="of:=[.E13]*[.E$41]/[.E$39]" office:value-type="float" office:value="1" calcext:value-type="float">
            <text:p>1</text:p>
          </table:table-cell>
          <table:table-cell table:formula="of:=[.F13]*[.F$41]/[.F$39]" office:value-type="string" office:string-value="" calcext:value-type="error">
            <text:p>#VALEUR !</text:p>
          </table:table-cell>
          <table:table-cell table:formula="of:=[.G13]*[.G$41]/[.G$39]" office:value-type="string" office:string-value="" calcext:value-type="error">
            <text:p>#VALEUR !</text:p>
          </table:table-cell>
          <table:table-cell table:formula="of:=[.H13]*[.H$41]/[.H$39]" office:value-type="string" office:string-value="" calcext:value-type="error">
            <text:p>#VALEUR !</text:p>
          </table:table-cell>
          <table:table-cell table:formula="of:=[.I13]*[.I$41]/[.I$39]" office:value-type="float" office:value="0.0000237060479227169" calcext:value-type="float">
            <text:p>0,000023706</text:p>
          </table:table-cell>
          <table:table-cell table:formula="of:=[.J13]*[.J$41]/[.J$39]" office:value-type="string" office:string-value="" calcext:value-type="error">
            <text:p>#VALEUR !</text:p>
          </table:table-cell>
          <table:table-cell table:formula="of:=[.K13]*[.K$41]/[.K$39]" office:value-type="string" office:string-value="" calcext:value-type="error">
            <text:p>#VALEUR !</text:p>
          </table:table-cell>
          <table:table-cell table:formula="of:=[.L13]*[.L$41]/[.L$39]" office:value-type="string" office:string-value="" calcext:value-type="error">
            <text:p>#VALEUR !</text:p>
          </table:table-cell>
          <table:table-cell table:formula="of:=[.M13]*[.M$41]/[.M$39]" office:value-type="string" office:string-value="" calcext:value-type="error">
            <text:p>#VALEUR !</text:p>
          </table:table-cell>
          <table:table-cell table:formula="of:=[.N13]*[.N$41]/[.N$39]" office:value-type="float" office:value="0.00550378275384783" calcext:value-type="float">
            <text:p>0,0055037828</text:p>
          </table:table-cell>
          <table:table-cell table:formula="of:=[.O13]*[.O$41]/[.O$39]" office:value-type="string" office:string-value="" calcext:value-type="error">
            <text:p>#VALEUR !</text:p>
          </table:table-cell>
          <table:table-cell table:formula="of:=[.P13]*[.P$41]/[.P$39]" office:value-type="string" office:string-value="" calcext:value-type="error">
            <text:p>#VALEUR !</text:p>
          </table:table-cell>
          <table:table-cell table:formula="of:=[.Q13]*[.Q$41]/[.Q$39]" office:value-type="string" office:string-value="" calcext:value-type="error">
            <text:p>#VALEUR !</text:p>
          </table:table-cell>
          <table:table-cell table:formula="of:=[.R13]*[.R$41]/[.R$39]" office:value-type="string" office:string-value="" calcext:value-type="error">
            <text:p>#VALEUR !</text:p>
          </table:table-cell>
          <table:table-cell table:formula="of:=[.S13]*[.S$41]/[.S$39]" office:value-type="float" office:value="0.00000865201071269005" calcext:value-type="float">
            <text:p>0,000008652</text:p>
          </table:table-cell>
          <table:table-cell table:formula="of:=[.T13]*[.T$41]/[.T$39]" office:value-type="string" office:string-value="" calcext:value-type="error">
            <text:p>#VALEUR !</text:p>
          </table:table-cell>
          <table:table-cell table:formula="of:=[.U13]*[.U$41]/[.U$39]" office:value-type="float" office:value="0" calcext:value-type="float">
            <text:p>0</text:p>
          </table:table-cell>
          <table:table-cell table:formula="of:=[.V13]*[.V$41]/[.V$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3" calcext:value-type="float">
            <text:p>51,3</text:p>
          </table:table-cell>
          <table:table-cell table:formula="of:=[.B14]*[.B$41]/[.B$39]" office:value-type="string" office:string-value="" calcext:value-type="error">
            <text:p>#VALEUR !</text:p>
          </table:table-cell>
          <table:table-cell table:formula="of:=[.C14]*[.C$41]/[.C$39]" office:value-type="float" office:value="0.00000443053207145255" calcext:value-type="float">
            <text:p>4,43053207145255E-006</text:p>
          </table:table-cell>
          <table:table-cell table:formula="of:=[.D14]*[.D$41]/[.D$39]" office:value-type="float" office:value="0.000129183766474195" calcext:value-type="float">
            <text:p>0,0001291838</text:p>
          </table:table-cell>
          <table:table-cell table:formula="of:=[.E14]*[.E$41]/[.E$39]" office:value-type="float" office:value="1" calcext:value-type="float">
            <text:p>1</text:p>
          </table:table-cell>
          <table:table-cell table:formula="of:=[.F14]*[.F$41]/[.F$39]" office:value-type="string" office:string-value="" calcext:value-type="error">
            <text:p>#VALEUR !</text:p>
          </table:table-cell>
          <table:table-cell table:formula="of:=[.G14]*[.G$41]/[.G$39]" office:value-type="string" office:string-value="" calcext:value-type="error">
            <text:p>#VALEUR !</text:p>
          </table:table-cell>
          <table:table-cell table:formula="of:=[.H14]*[.H$41]/[.H$39]" office:value-type="string" office:string-value="" calcext:value-type="error">
            <text:p>#VALEUR !</text:p>
          </table:table-cell>
          <table:table-cell table:formula="of:=[.I14]*[.I$41]/[.I$39]" office:value-type="float" office:value="0.0000250724245390683" calcext:value-type="float">
            <text:p>2,50724245390683E-005</text:p>
          </table:table-cell>
          <table:table-cell table:formula="of:=[.J14]*[.J$41]/[.J$39]" office:value-type="string" office:string-value="" calcext:value-type="error">
            <text:p>#VALEUR !</text:p>
          </table:table-cell>
          <table:table-cell table:formula="of:=[.K14]*[.K$41]/[.K$39]" office:value-type="string" office:string-value="" calcext:value-type="error">
            <text:p>#VALEUR !</text:p>
          </table:table-cell>
          <table:table-cell table:formula="of:=[.L14]*[.L$41]/[.L$39]" office:value-type="string" office:string-value="" calcext:value-type="error">
            <text:p>#VALEUR !</text:p>
          </table:table-cell>
          <table:table-cell table:formula="of:=[.M14]*[.M$41]/[.M$39]" office:value-type="string" office:string-value="" calcext:value-type="error">
            <text:p>#VALEUR !</text:p>
          </table:table-cell>
          <table:table-cell table:formula="of:=[.N14]*[.N$41]/[.N$39]" office:value-type="float" office:value="0.00541860960769096" calcext:value-type="float">
            <text:p>0,0054186096</text:p>
          </table:table-cell>
          <table:table-cell table:formula="of:=[.O14]*[.O$41]/[.O$39]" office:value-type="string" office:string-value="" calcext:value-type="error">
            <text:p>#VALEUR !</text:p>
          </table:table-cell>
          <table:table-cell table:formula="of:=[.P14]*[.P$41]/[.P$39]" office:value-type="string" office:string-value="" calcext:value-type="error">
            <text:p>#VALEUR !</text:p>
          </table:table-cell>
          <table:table-cell table:formula="of:=[.Q14]*[.Q$41]/[.Q$39]" office:value-type="string" office:string-value="" calcext:value-type="error">
            <text:p>#VALEUR !</text:p>
          </table:table-cell>
          <table:table-cell table:formula="of:=[.R14]*[.R$41]/[.R$39]" office:value-type="string" office:string-value="" calcext:value-type="error">
            <text:p>#VALEUR !</text:p>
          </table:table-cell>
          <table:table-cell table:formula="of:=[.S14]*[.S$41]/[.S$39]" office:value-type="float" office:value="0.00000873774960260511" calcext:value-type="float">
            <text:p>8,73774960260511E-006</text:p>
          </table:table-cell>
          <table:table-cell table:formula="of:=[.T14]*[.T$41]/[.T$39]" office:value-type="string" office:string-value="" calcext:value-type="error">
            <text:p>#VALEUR !</text:p>
          </table:table-cell>
          <table:table-cell table:formula="of:=[.U14]*[.U$41]/[.U$39]" office:value-type="float" office:value="0" calcext:value-type="float">
            <text:p>0</text:p>
          </table:table-cell>
          <table:table-cell table:formula="of:=[.V14]*[.V$41]/[.V$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15]*[.B$41]/[.B$39]" office:value-type="string" office:string-value="" calcext:value-type="error">
            <text:p>#VALEUR !</text:p>
          </table:table-cell>
          <table:table-cell table:formula="of:=[.C15]*[.C$41]/[.C$39]" office:value-type="float" office:value="0.0000054924650678486" calcext:value-type="float">
            <text:p>5,4924650678486E-006</text:p>
          </table:table-cell>
          <table:table-cell table:formula="of:=[.D15]*[.D$41]/[.D$39]" office:value-type="float" office:value="0.000137580600290758" calcext:value-type="float">
            <text:p>0,0001375806</text:p>
          </table:table-cell>
          <table:table-cell table:formula="of:=[.E15]*[.E$41]/[.E$39]" office:value-type="float" office:value="1" calcext:value-type="float">
            <text:p>1</text:p>
          </table:table-cell>
          <table:table-cell table:formula="of:=[.F15]*[.F$41]/[.F$39]" office:value-type="string" office:string-value="" calcext:value-type="error">
            <text:p>#VALEUR !</text:p>
          </table:table-cell>
          <table:table-cell table:formula="of:=[.G15]*[.G$41]/[.G$39]" office:value-type="string" office:string-value="" calcext:value-type="error">
            <text:p>#VALEUR !</text:p>
          </table:table-cell>
          <table:table-cell table:formula="of:=[.H15]*[.H$41]/[.H$39]" office:value-type="string" office:string-value="" calcext:value-type="error">
            <text:p>#VALEUR !</text:p>
          </table:table-cell>
          <table:table-cell table:formula="of:=[.I15]*[.I$41]/[.I$39]" office:value-type="float" office:value="0.000018903350831037" calcext:value-type="float">
            <text:p>1,8903350831037E-005</text:p>
          </table:table-cell>
          <table:table-cell table:formula="of:=[.J15]*[.J$41]/[.J$39]" office:value-type="string" office:string-value="" calcext:value-type="error">
            <text:p>#VALEUR !</text:p>
          </table:table-cell>
          <table:table-cell table:formula="of:=[.K15]*[.K$41]/[.K$39]" office:value-type="string" office:string-value="" calcext:value-type="error">
            <text:p>#VALEUR !</text:p>
          </table:table-cell>
          <table:table-cell table:formula="of:=[.L15]*[.L$41]/[.L$39]" office:value-type="string" office:string-value="" calcext:value-type="error">
            <text:p>#VALEUR !</text:p>
          </table:table-cell>
          <table:table-cell table:formula="of:=[.M15]*[.M$41]/[.M$39]" office:value-type="string" office:string-value="" calcext:value-type="error">
            <text:p>#VALEUR !</text:p>
          </table:table-cell>
          <table:table-cell table:formula="of:=[.N15]*[.N$41]/[.N$39]" office:value-type="float" office:value="0.00611717712019678" calcext:value-type="float">
            <text:p>0,0061171771</text:p>
          </table:table-cell>
          <table:table-cell table:formula="of:=[.O15]*[.O$41]/[.O$39]" office:value-type="float" office:value="0.00000003698335101993" calcext:value-type="float">
            <text:p>0,000000037</text:p>
          </table:table-cell>
          <table:table-cell table:formula="of:=[.P15]*[.P$41]/[.P$39]" office:value-type="string" office:string-value="" calcext:value-type="error">
            <text:p>#VALEUR !</text:p>
          </table:table-cell>
          <table:table-cell table:formula="of:=[.Q15]*[.Q$41]/[.Q$39]" office:value-type="string" office:string-value="" calcext:value-type="error">
            <text:p>#VALEUR !</text:p>
          </table:table-cell>
          <table:table-cell table:formula="of:=[.R15]*[.R$41]/[.R$39]" office:value-type="float" office:value="0.000000147312478803681" calcext:value-type="float">
            <text:p>1,47312478803681E-007</text:p>
          </table:table-cell>
          <table:table-cell table:formula="of:=[.S15]*[.S$41]/[.S$39]" office:value-type="float" office:value="0.00000637587947926182" calcext:value-type="float">
            <text:p>6,37587947926182E-006</text:p>
          </table:table-cell>
          <table:table-cell table:formula="of:=[.T15]*[.T$41]/[.T$39]" office:value-type="string" office:string-value="" calcext:value-type="error">
            <text:p>#VALEUR !</text:p>
          </table:table-cell>
          <table:table-cell table:formula="of:=[.U15]*[.U$41]/[.U$39]" office:value-type="float" office:value="0" calcext:value-type="float">
            <text:p>0</text:p>
          </table:table-cell>
          <table:table-cell table:formula="of:=[.V15]*[.V$41]/[.V$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8" calcext:value-type="float">
            <text:p>54,8</text:p>
          </table:table-cell>
          <table:table-cell table:formula="of:=[.B16]*[.B$41]/[.B$39]" office:value-type="string" office:string-value="" calcext:value-type="error">
            <text:p>#VALEUR !</text:p>
          </table:table-cell>
          <table:table-cell table:formula="of:=[.C16]*[.C$41]/[.C$39]" office:value-type="float" office:value="0.0000041429038283344" calcext:value-type="float">
            <text:p>4,1429038283344E-006</text:p>
          </table:table-cell>
          <table:table-cell table:formula="of:=[.D16]*[.D$41]/[.D$39]" office:value-type="float" office:value="0.000150779339859006" calcext:value-type="float">
            <text:p>0,0001507793</text:p>
          </table:table-cell>
          <table:table-cell table:formula="of:=[.E16]*[.E$41]/[.E$39]" office:value-type="float" office:value="1" calcext:value-type="float">
            <text:p>1</text:p>
          </table:table-cell>
          <table:table-cell table:formula="of:=[.F16]*[.F$41]/[.F$39]" office:value-type="string" office:string-value="" calcext:value-type="error">
            <text:p>#VALEUR !</text:p>
          </table:table-cell>
          <table:table-cell table:formula="of:=[.G16]*[.G$41]/[.G$39]" office:value-type="string" office:string-value="" calcext:value-type="error">
            <text:p>#VALEUR !</text:p>
          </table:table-cell>
          <table:table-cell table:formula="of:=[.H16]*[.H$41]/[.H$39]" office:value-type="string" office:string-value="" calcext:value-type="error">
            <text:p>#VALEUR !</text:p>
          </table:table-cell>
          <table:table-cell table:formula="of:=[.I16]*[.I$41]/[.I$39]" office:value-type="float" office:value="0.0000179818261800647" calcext:value-type="float">
            <text:p>1,79818261800647E-005</text:p>
          </table:table-cell>
          <table:table-cell table:formula="of:=[.J16]*[.J$41]/[.J$39]" office:value-type="string" office:string-value="" calcext:value-type="error">
            <text:p>#VALEUR !</text:p>
          </table:table-cell>
          <table:table-cell table:formula="of:=[.K16]*[.K$41]/[.K$39]" office:value-type="string" office:string-value="" calcext:value-type="error">
            <text:p>#VALEUR !</text:p>
          </table:table-cell>
          <table:table-cell table:formula="of:=[.L16]*[.L$41]/[.L$39]" office:value-type="string" office:string-value="" calcext:value-type="error">
            <text:p>#VALEUR !</text:p>
          </table:table-cell>
          <table:table-cell table:formula="of:=[.M16]*[.M$41]/[.M$39]" office:value-type="string" office:string-value="" calcext:value-type="error">
            <text:p>#VALEUR !</text:p>
          </table:table-cell>
          <table:table-cell table:formula="of:=[.N16]*[.N$41]/[.N$39]" office:value-type="float" office:value="0.00451878000025731" calcext:value-type="float">
            <text:p>0,00451878</text:p>
          </table:table-cell>
          <table:table-cell table:formula="of:=[.O16]*[.O$41]/[.O$39]" office:value-type="float" office:value="0.0000000557424858675883" calcext:value-type="float">
            <text:p>5,57424858675883E-008</text:p>
          </table:table-cell>
          <table:table-cell table:formula="of:=[.P16]*[.P$41]/[.P$39]" office:value-type="string" office:string-value="" calcext:value-type="error">
            <text:p>#VALEUR !</text:p>
          </table:table-cell>
          <table:table-cell table:formula="of:=[.Q16]*[.Q$41]/[.Q$39]" office:value-type="string" office:string-value="" calcext:value-type="error">
            <text:p>#VALEUR !</text:p>
          </table:table-cell>
          <table:table-cell table:formula="of:=[.R16]*[.R$41]/[.R$39]" office:value-type="string" office:string-value="" calcext:value-type="error">
            <text:p>#VALEUR !</text:p>
          </table:table-cell>
          <table:table-cell table:formula="of:=[.S16]*[.S$41]/[.S$39]" office:value-type="float" office:value="0.00000830733447573444" calcext:value-type="float">
            <text:p>8,30733447573444E-006</text:p>
          </table:table-cell>
          <table:table-cell table:formula="of:=[.T16]*[.T$41]/[.T$39]" office:value-type="string" office:string-value="" calcext:value-type="error">
            <text:p>#VALEUR !</text:p>
          </table:table-cell>
          <table:table-cell table:formula="of:=[.U16]*[.U$41]/[.U$39]" office:value-type="float" office:value="0" calcext:value-type="float">
            <text:p>0</text:p>
          </table:table-cell>
          <table:table-cell table:formula="of:=[.V16]*[.V$41]/[.V$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6" calcext:value-type="float">
            <text:p>56,6</text:p>
          </table:table-cell>
          <table:table-cell table:formula="of:=[.B17]*[.B$41]/[.B$39]" office:value-type="string" office:string-value="" calcext:value-type="error">
            <text:p>#VALEUR !</text:p>
          </table:table-cell>
          <table:table-cell table:formula="of:=[.C17]*[.C$41]/[.C$39]" office:value-type="float" office:value="0.00000281057145306688" calcext:value-type="float">
            <text:p>2,81057145306688E-006</text:p>
          </table:table-cell>
          <table:table-cell table:formula="of:=[.D17]*[.D$41]/[.D$39]" office:value-type="float" office:value="0.00010971536303299" calcext:value-type="float">
            <text:p>0,0001097154</text:p>
          </table:table-cell>
          <table:table-cell table:formula="of:=[.E17]*[.E$41]/[.E$39]" office:value-type="float" office:value="1" calcext:value-type="float">
            <text:p>1</text:p>
          </table:table-cell>
          <table:table-cell table:formula="of:=[.F17]*[.F$41]/[.F$39]" office:value-type="string" office:string-value="" calcext:value-type="error">
            <text:p>#VALEUR !</text:p>
          </table:table-cell>
          <table:table-cell table:formula="of:=[.G17]*[.G$41]/[.G$39]" office:value-type="string" office:string-value="" calcext:value-type="error">
            <text:p>#VALEUR !</text:p>
          </table:table-cell>
          <table:table-cell table:formula="of:=[.H17]*[.H$41]/[.H$39]" office:value-type="string" office:string-value="" calcext:value-type="error">
            <text:p>#VALEUR !</text:p>
          </table:table-cell>
          <table:table-cell table:formula="of:=[.I17]*[.I$41]/[.I$39]" office:value-type="float" office:value="0.0000196055213739384" calcext:value-type="float">
            <text:p>1,96055213739384E-005</text:p>
          </table:table-cell>
          <table:table-cell table:formula="of:=[.J17]*[.J$41]/[.J$39]" office:value-type="string" office:string-value="" calcext:value-type="error">
            <text:p>#VALEUR !</text:p>
          </table:table-cell>
          <table:table-cell table:formula="of:=[.K17]*[.K$41]/[.K$39]" office:value-type="string" office:string-value="" calcext:value-type="error">
            <text:p>#VALEUR !</text:p>
          </table:table-cell>
          <table:table-cell table:formula="of:=[.L17]*[.L$41]/[.L$39]" office:value-type="string" office:string-value="" calcext:value-type="error">
            <text:p>#VALEUR !</text:p>
          </table:table-cell>
          <table:table-cell table:formula="of:=[.M17]*[.M$41]/[.M$39]" office:value-type="string" office:string-value="" calcext:value-type="error">
            <text:p>#VALEUR !</text:p>
          </table:table-cell>
          <table:table-cell table:formula="of:=[.N17]*[.N$41]/[.N$39]" office:value-type="float" office:value="0.00505875022697184" calcext:value-type="float">
            <text:p>0,0050587502</text:p>
          </table:table-cell>
          <table:table-cell table:formula="of:=[.O17]*[.O$41]/[.O$39]" office:value-type="string" office:string-value="" calcext:value-type="error">
            <text:p>#VALEUR !</text:p>
          </table:table-cell>
          <table:table-cell table:formula="of:=[.P17]*[.P$41]/[.P$39]" office:value-type="string" office:string-value="" calcext:value-type="error">
            <text:p>#VALEUR !</text:p>
          </table:table-cell>
          <table:table-cell table:formula="of:=[.Q17]*[.Q$41]/[.Q$39]" office:value-type="string" office:string-value="" calcext:value-type="error">
            <text:p>#VALEUR !</text:p>
          </table:table-cell>
          <table:table-cell table:formula="of:=[.R17]*[.R$41]/[.R$39]" office:value-type="string" office:string-value="" calcext:value-type="error">
            <text:p>#VALEUR !</text:p>
          </table:table-cell>
          <table:table-cell table:formula="of:=[.S17]*[.S$41]/[.S$39]" office:value-type="float" office:value="0.00000757167060819925" calcext:value-type="float">
            <text:p>7,57167060819925E-006</text:p>
          </table:table-cell>
          <table:table-cell table:formula="of:=[.T17]*[.T$41]/[.T$39]" office:value-type="float" office:value="0.0000000735201562492391" calcext:value-type="float">
            <text:p>7,35201562492391E-008</text:p>
          </table:table-cell>
          <table:table-cell table:formula="of:=[.U17]*[.U$41]/[.U$39]" office:value-type="float" office:value="0" calcext:value-type="float">
            <text:p>0</text:p>
          </table:table-cell>
          <table:table-cell table:formula="of:=[.V17]*[.V$41]/[.V$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3" calcext:value-type="float">
            <text:p>58,3</text:p>
          </table:table-cell>
          <table:table-cell table:formula="of:=[.B18]*[.B$41]/[.B$39]" office:value-type="string" office:string-value="" calcext:value-type="error">
            <text:p>#VALEUR !</text:p>
          </table:table-cell>
          <table:table-cell table:formula="of:=[.C18]*[.C$41]/[.C$39]" office:value-type="float" office:value="0.0000042803740704144" calcext:value-type="float">
            <text:p>4,2803740704144E-006</text:p>
          </table:table-cell>
          <table:table-cell table:formula="of:=[.D18]*[.D$41]/[.D$39]" office:value-type="float" office:value="0.000133901663011919" calcext:value-type="float">
            <text:p>0,0001339017</text:p>
          </table:table-cell>
          <table:table-cell table:formula="of:=[.E18]*[.E$41]/[.E$39]" office:value-type="float" office:value="1" calcext:value-type="float">
            <text:p>1</text:p>
          </table:table-cell>
          <table:table-cell table:formula="of:=[.F18]*[.F$41]/[.F$39]" office:value-type="string" office:string-value="" calcext:value-type="error">
            <text:p>#VALEUR !</text:p>
          </table:table-cell>
          <table:table-cell table:formula="of:=[.G18]*[.G$41]/[.G$39]" office:value-type="string" office:string-value="" calcext:value-type="error">
            <text:p>#VALEUR !</text:p>
          </table:table-cell>
          <table:table-cell table:formula="of:=[.H18]*[.H$41]/[.H$39]" office:value-type="string" office:string-value="" calcext:value-type="error">
            <text:p>#VALEUR !</text:p>
          </table:table-cell>
          <table:table-cell table:formula="of:=[.I18]*[.I$41]/[.I$39]" office:value-type="float" office:value="0.0000195787495570996" calcext:value-type="float">
            <text:p>1,95787495570996E-005</text:p>
          </table:table-cell>
          <table:table-cell table:formula="of:=[.J18]*[.J$41]/[.J$39]" office:value-type="string" office:string-value="" calcext:value-type="error">
            <text:p>#VALEUR !</text:p>
          </table:table-cell>
          <table:table-cell table:formula="of:=[.K18]*[.K$41]/[.K$39]" office:value-type="string" office:string-value="" calcext:value-type="error">
            <text:p>#VALEUR !</text:p>
          </table:table-cell>
          <table:table-cell table:formula="of:=[.L18]*[.L$41]/[.L$39]" office:value-type="string" office:string-value="" calcext:value-type="error">
            <text:p>#VALEUR !</text:p>
          </table:table-cell>
          <table:table-cell table:formula="of:=[.M18]*[.M$41]/[.M$39]" office:value-type="string" office:string-value="" calcext:value-type="error">
            <text:p>#VALEUR !</text:p>
          </table:table-cell>
          <table:table-cell table:formula="of:=[.N18]*[.N$41]/[.N$39]" office:value-type="float" office:value="0.00515403338015292" calcext:value-type="float">
            <text:p>0,0051540334</text:p>
          </table:table-cell>
          <table:table-cell table:formula="of:=[.O18]*[.O$41]/[.O$39]" office:value-type="string" office:string-value="" calcext:value-type="error">
            <text:p>#VALEUR !</text:p>
          </table:table-cell>
          <table:table-cell table:formula="of:=[.P18]*[.P$41]/[.P$39]" office:value-type="string" office:string-value="" calcext:value-type="error">
            <text:p>#VALEUR !</text:p>
          </table:table-cell>
          <table:table-cell table:formula="of:=[.Q18]*[.Q$41]/[.Q$39]" office:value-type="string" office:string-value="" calcext:value-type="error">
            <text:p>#VALEUR !</text:p>
          </table:table-cell>
          <table:table-cell table:formula="of:=[.R18]*[.R$41]/[.R$39]" office:value-type="string" office:string-value="" calcext:value-type="error">
            <text:p>#VALEUR !</text:p>
          </table:table-cell>
          <table:table-cell table:formula="of:=[.S18]*[.S$41]/[.S$39]" office:value-type="float" office:value="0.00000701153248113728" calcext:value-type="float">
            <text:p>7,01153248113728E-006</text:p>
          </table:table-cell>
          <table:table-cell table:formula="of:=[.T18]*[.T$41]/[.T$39]" office:value-type="string" office:string-value="" calcext:value-type="error">
            <text:p>#VALEUR !</text:p>
          </table:table-cell>
          <table:table-cell table:formula="of:=[.U18]*[.U$41]/[.U$39]" office:value-type="float" office:value="0" calcext:value-type="float">
            <text:p>0</text:p>
          </table:table-cell>
          <table:table-cell table:formula="of:=[.V18]*[.V$41]/[.V$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1" calcext:value-type="float">
            <text:p>60,1</text:p>
          </table:table-cell>
          <table:table-cell table:formula="of:=[.B19]*[.B$41]/[.B$39]" office:value-type="string" office:string-value="" calcext:value-type="error">
            <text:p>#VALEUR !</text:p>
          </table:table-cell>
          <table:table-cell table:formula="of:=[.C19]*[.C$41]/[.C$39]" office:value-type="float" office:value="0.00000391538323855699" calcext:value-type="float">
            <text:p>3,91538323855699E-006</text:p>
          </table:table-cell>
          <table:table-cell table:formula="of:=[.D19]*[.D$41]/[.D$39]" office:value-type="float" office:value="0.000131742637706266" calcext:value-type="float">
            <text:p>0,0001317426</text:p>
          </table:table-cell>
          <table:table-cell table:formula="of:=[.E19]*[.E$41]/[.E$39]" office:value-type="float" office:value="1" calcext:value-type="float">
            <text:p>1</text:p>
          </table:table-cell>
          <table:table-cell table:formula="of:=[.F19]*[.F$41]/[.F$39]" office:value-type="string" office:string-value="" calcext:value-type="error">
            <text:p>#VALEUR !</text:p>
          </table:table-cell>
          <table:table-cell table:formula="of:=[.G19]*[.G$41]/[.G$39]" office:value-type="string" office:string-value="" calcext:value-type="error">
            <text:p>#VALEUR !</text:p>
          </table:table-cell>
          <table:table-cell table:formula="of:=[.H19]*[.H$41]/[.H$39]" office:value-type="string" office:string-value="" calcext:value-type="error">
            <text:p>#VALEUR !</text:p>
          </table:table-cell>
          <table:table-cell table:formula="of:=[.I19]*[.I$41]/[.I$39]" office:value-type="float" office:value="0.0000204793797848089" calcext:value-type="float">
            <text:p>2,04793797848089E-005</text:p>
          </table:table-cell>
          <table:table-cell table:formula="of:=[.J19]*[.J$41]/[.J$39]" office:value-type="string" office:string-value="" calcext:value-type="error">
            <text:p>#VALEUR !</text:p>
          </table:table-cell>
          <table:table-cell table:formula="of:=[.K19]*[.K$41]/[.K$39]" office:value-type="string" office:string-value="" calcext:value-type="error">
            <text:p>#VALEUR !</text:p>
          </table:table-cell>
          <table:table-cell table:formula="of:=[.L19]*[.L$41]/[.L$39]" office:value-type="string" office:string-value="" calcext:value-type="error">
            <text:p>#VALEUR !</text:p>
          </table:table-cell>
          <table:table-cell table:formula="of:=[.M19]*[.M$41]/[.M$39]" office:value-type="string" office:string-value="" calcext:value-type="error">
            <text:p>#VALEUR !</text:p>
          </table:table-cell>
          <table:table-cell table:formula="of:=[.N19]*[.N$41]/[.N$39]" office:value-type="float" office:value="0.00463457103931216" calcext:value-type="float">
            <text:p>0,004634571</text:p>
          </table:table-cell>
          <table:table-cell table:formula="of:=[.O19]*[.O$41]/[.O$39]" office:value-type="string" office:string-value="" calcext:value-type="error">
            <text:p>#VALEUR !</text:p>
          </table:table-cell>
          <table:table-cell table:formula="of:=[.P19]*[.P$41]/[.P$39]" office:value-type="string" office:string-value="" calcext:value-type="error">
            <text:p>#VALEUR !</text:p>
          </table:table-cell>
          <table:table-cell table:formula="of:=[.Q19]*[.Q$41]/[.Q$39]" office:value-type="string" office:string-value="" calcext:value-type="error">
            <text:p>#VALEUR !</text:p>
          </table:table-cell>
          <table:table-cell table:formula="of:=[.R19]*[.R$41]/[.R$39]" office:value-type="string" office:string-value="" calcext:value-type="error">
            <text:p>#VALEUR !</text:p>
          </table:table-cell>
          <table:table-cell table:formula="of:=[.S19]*[.S$41]/[.S$39]" office:value-type="float" office:value="0.00000690745564027654" calcext:value-type="float">
            <text:p>6,90745564027654E-006</text:p>
          </table:table-cell>
          <table:table-cell table:formula="of:=[.T19]*[.T$41]/[.T$39]" office:value-type="string" office:string-value="" calcext:value-type="error">
            <text:p>#VALEUR !</text:p>
          </table:table-cell>
          <table:table-cell table:formula="of:=[.U19]*[.U$41]/[.U$39]" office:value-type="float" office:value="0" calcext:value-type="float">
            <text:p>0</text:p>
          </table:table-cell>
          <table:table-cell table:formula="of:=[.V19]*[.V$41]/[.V$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9" calcext:value-type="float">
            <text:p>61,9</text:p>
          </table:table-cell>
          <table:table-cell table:formula="of:=[.B20]*[.B$41]/[.B$39]" office:value-type="string" office:string-value="" calcext:value-type="error">
            <text:p>#VALEUR !</text:p>
          </table:table-cell>
          <table:table-cell table:formula="of:=[.C20]*[.C$41]/[.C$39]" office:value-type="float" office:value="0.00000368622406494135" calcext:value-type="float">
            <text:p>3,68622406494135E-006</text:p>
          </table:table-cell>
          <table:table-cell table:formula="of:=[.D20]*[.D$41]/[.D$39]" office:value-type="float" office:value="0.000116922564022028" calcext:value-type="float">
            <text:p>0,0001169226</text:p>
          </table:table-cell>
          <table:table-cell table:formula="of:=[.E20]*[.E$41]/[.E$39]" office:value-type="float" office:value="1" calcext:value-type="float">
            <text:p>1</text:p>
          </table:table-cell>
          <table:table-cell table:formula="of:=[.F20]*[.F$41]/[.F$39]" office:value-type="string" office:string-value="" calcext:value-type="error">
            <text:p>#VALEUR !</text:p>
          </table:table-cell>
          <table:table-cell table:formula="of:=[.G20]*[.G$41]/[.G$39]" office:value-type="string" office:string-value="" calcext:value-type="error">
            <text:p>#VALEUR !</text:p>
          </table:table-cell>
          <table:table-cell table:formula="of:=[.H20]*[.H$41]/[.H$39]" office:value-type="string" office:string-value="" calcext:value-type="error">
            <text:p>#VALEUR !</text:p>
          </table:table-cell>
          <table:table-cell table:formula="of:=[.I20]*[.I$41]/[.I$39]" office:value-type="float" office:value="0.0000208934078570227" calcext:value-type="float">
            <text:p>2,08934078570227E-005</text:p>
          </table:table-cell>
          <table:table-cell table:formula="of:=[.J20]*[.J$41]/[.J$39]" office:value-type="string" office:string-value="" calcext:value-type="error">
            <text:p>#VALEUR !</text:p>
          </table:table-cell>
          <table:table-cell table:formula="of:=[.K20]*[.K$41]/[.K$39]" office:value-type="string" office:string-value="" calcext:value-type="error">
            <text:p>#VALEUR !</text:p>
          </table:table-cell>
          <table:table-cell table:formula="of:=[.L20]*[.L$41]/[.L$39]" office:value-type="string" office:string-value="" calcext:value-type="error">
            <text:p>#VALEUR !</text:p>
          </table:table-cell>
          <table:table-cell table:formula="of:=[.M20]*[.M$41]/[.M$39]" office:value-type="string" office:string-value="" calcext:value-type="error">
            <text:p>#VALEUR !</text:p>
          </table:table-cell>
          <table:table-cell table:formula="of:=[.N20]*[.N$41]/[.N$39]" office:value-type="float" office:value="0.00620002224650564" calcext:value-type="float">
            <text:p>0,0062000222</text:p>
          </table:table-cell>
          <table:table-cell table:formula="of:=[.O20]*[.O$41]/[.O$39]" office:value-type="string" office:string-value="" calcext:value-type="error">
            <text:p>#VALEUR !</text:p>
          </table:table-cell>
          <table:table-cell table:formula="of:=[.P20]*[.P$41]/[.P$39]" office:value-type="string" office:string-value="" calcext:value-type="error">
            <text:p>#VALEUR !</text:p>
          </table:table-cell>
          <table:table-cell table:formula="of:=[.Q20]*[.Q$41]/[.Q$39]" office:value-type="string" office:string-value="" calcext:value-type="error">
            <text:p>#VALEUR !</text:p>
          </table:table-cell>
          <table:table-cell table:formula="of:=[.R20]*[.R$41]/[.R$39]" office:value-type="string" office:string-value="" calcext:value-type="error">
            <text:p>#VALEUR !</text:p>
          </table:table-cell>
          <table:table-cell table:formula="of:=[.S20]*[.S$41]/[.S$39]" office:value-type="float" office:value="0.00000806905356704412" calcext:value-type="float">
            <text:p>8,06905356704412E-006</text:p>
          </table:table-cell>
          <table:table-cell table:formula="of:=[.T20]*[.T$41]/[.T$39]" office:value-type="string" office:string-value="" calcext:value-type="error">
            <text:p>#VALEUR !</text:p>
          </table:table-cell>
          <table:table-cell table:formula="of:=[.U20]*[.U$41]/[.U$39]" office:value-type="float" office:value="0" calcext:value-type="float">
            <text:p>0</text:p>
          </table:table-cell>
          <table:table-cell table:formula="of:=[.V20]*[.V$41]/[.V$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6" calcext:value-type="float">
            <text:p>63,6</text:p>
          </table:table-cell>
          <table:table-cell table:formula="of:=[.B21]*[.B$41]/[.B$39]" office:value-type="string" office:string-value="" calcext:value-type="error">
            <text:p>#VALEUR !</text:p>
          </table:table-cell>
          <table:table-cell table:formula="of:=[.C21]*[.C$41]/[.C$39]" office:value-type="float" office:value="0.00000321463284215591" calcext:value-type="float">
            <text:p>3,21463284215591E-006</text:p>
          </table:table-cell>
          <table:table-cell table:formula="of:=[.D21]*[.D$41]/[.D$39]" office:value-type="float" office:value="0.000140686532524044" calcext:value-type="float">
            <text:p>0,0001406865</text:p>
          </table:table-cell>
          <table:table-cell table:formula="of:=[.E21]*[.E$41]/[.E$39]" office:value-type="float" office:value="1" calcext:value-type="float">
            <text:p>1</text:p>
          </table:table-cell>
          <table:table-cell table:formula="of:=[.F21]*[.F$41]/[.F$39]" office:value-type="string" office:string-value="" calcext:value-type="error">
            <text:p>#VALEUR !</text:p>
          </table:table-cell>
          <table:table-cell table:formula="of:=[.G21]*[.G$41]/[.G$39]" office:value-type="string" office:string-value="" calcext:value-type="error">
            <text:p>#VALEUR !</text:p>
          </table:table-cell>
          <table:table-cell table:formula="of:=[.H21]*[.H$41]/[.H$39]" office:value-type="string" office:string-value="" calcext:value-type="error">
            <text:p>#VALEUR !</text:p>
          </table:table-cell>
          <table:table-cell table:formula="of:=[.I21]*[.I$41]/[.I$39]" office:value-type="float" office:value="0.0000231418672077546" calcext:value-type="float">
            <text:p>2,31418672077546E-005</text:p>
          </table:table-cell>
          <table:table-cell table:formula="of:=[.J21]*[.J$41]/[.J$39]" office:value-type="string" office:string-value="" calcext:value-type="error">
            <text:p>#VALEUR !</text:p>
          </table:table-cell>
          <table:table-cell table:formula="of:=[.K21]*[.K$41]/[.K$39]" office:value-type="string" office:string-value="" calcext:value-type="error">
            <text:p>#VALEUR !</text:p>
          </table:table-cell>
          <table:table-cell table:formula="of:=[.L21]*[.L$41]/[.L$39]" office:value-type="string" office:string-value="" calcext:value-type="error">
            <text:p>#VALEUR !</text:p>
          </table:table-cell>
          <table:table-cell table:formula="of:=[.M21]*[.M$41]/[.M$39]" office:value-type="string" office:string-value="" calcext:value-type="error">
            <text:p>#VALEUR !</text:p>
          </table:table-cell>
          <table:table-cell table:formula="of:=[.N21]*[.N$41]/[.N$39]" office:value-type="float" office:value="0.00533457331828271" calcext:value-type="float">
            <text:p>0,0053345733</text:p>
          </table:table-cell>
          <table:table-cell table:formula="of:=[.O21]*[.O$41]/[.O$39]" office:value-type="float" office:value="0.0000000533190126280709" calcext:value-type="float">
            <text:p>5,33190126280709E-008</text:p>
          </table:table-cell>
          <table:table-cell table:formula="of:=[.P21]*[.P$41]/[.P$39]" office:value-type="string" office:string-value="" calcext:value-type="error">
            <text:p>#VALEUR !</text:p>
          </table:table-cell>
          <table:table-cell table:formula="of:=[.Q21]*[.Q$41]/[.Q$39]" office:value-type="string" office:string-value="" calcext:value-type="error">
            <text:p>#VALEUR !</text:p>
          </table:table-cell>
          <table:table-cell table:formula="of:=[.R21]*[.R$41]/[.R$39]" office:value-type="string" office:string-value="" calcext:value-type="error">
            <text:p>#VALEUR !</text:p>
          </table:table-cell>
          <table:table-cell table:formula="of:=[.S21]*[.S$41]/[.S$39]" office:value-type="float" office:value="0.00000844610133438883" calcext:value-type="float">
            <text:p>8,44610133438883E-006</text:p>
          </table:table-cell>
          <table:table-cell table:formula="of:=[.T21]*[.T$41]/[.T$39]" office:value-type="string" office:string-value="" calcext:value-type="error">
            <text:p>#VALEUR !</text:p>
          </table:table-cell>
          <table:table-cell table:formula="of:=[.U21]*[.U$41]/[.U$39]" office:value-type="float" office:value="0" calcext:value-type="float">
            <text:p>0</text:p>
          </table:table-cell>
          <table:table-cell table:formula="of:=[.V21]*[.V$41]/[.V$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.4" calcext:value-type="float">
            <text:p>65,4</text:p>
          </table:table-cell>
          <table:table-cell table:formula="of:=[.B22]*[.B$41]/[.B$39]" office:value-type="string" office:string-value="" calcext:value-type="error">
            <text:p>#VALEUR !</text:p>
          </table:table-cell>
          <table:table-cell table:formula="of:=[.C22]*[.C$41]/[.C$39]" office:value-type="float" office:value="0.00000317785329172291" calcext:value-type="float">
            <text:p>3,17785329172291E-006</text:p>
          </table:table-cell>
          <table:table-cell table:formula="of:=[.D22]*[.D$41]/[.D$39]" office:value-type="float" office:value="0.00010766844810062" calcext:value-type="float">
            <text:p>0,0001076684</text:p>
          </table:table-cell>
          <table:table-cell table:formula="of:=[.E22]*[.E$41]/[.E$39]" office:value-type="float" office:value="1" calcext:value-type="float">
            <text:p>1</text:p>
          </table:table-cell>
          <table:table-cell table:formula="of:=[.F22]*[.F$41]/[.F$39]" office:value-type="string" office:string-value="" calcext:value-type="error">
            <text:p>#VALEUR !</text:p>
          </table:table-cell>
          <table:table-cell table:formula="of:=[.G22]*[.G$41]/[.G$39]" office:value-type="string" office:string-value="" calcext:value-type="error">
            <text:p>#VALEUR !</text:p>
          </table:table-cell>
          <table:table-cell table:formula="of:=[.H22]*[.H$41]/[.H$39]" office:value-type="string" office:string-value="" calcext:value-type="error">
            <text:p>#VALEUR !</text:p>
          </table:table-cell>
          <table:table-cell table:formula="of:=[.I22]*[.I$41]/[.I$39]" office:value-type="string" office:string-value="" calcext:value-type="error">
            <text:p>#VALEUR !</text:p>
          </table:table-cell>
          <table:table-cell table:formula="of:=[.J22]*[.J$41]/[.J$39]" office:value-type="string" office:string-value="" calcext:value-type="error">
            <text:p>#VALEUR !</text:p>
          </table:table-cell>
          <table:table-cell table:formula="of:=[.K22]*[.K$41]/[.K$39]" office:value-type="string" office:string-value="" calcext:value-type="error">
            <text:p>#VALEUR !</text:p>
          </table:table-cell>
          <table:table-cell table:formula="of:=[.L22]*[.L$41]/[.L$39]" office:value-type="string" office:string-value="" calcext:value-type="error">
            <text:p>#VALEUR !</text:p>
          </table:table-cell>
          <table:table-cell table:formula="of:=[.M22]*[.M$41]/[.M$39]" office:value-type="string" office:string-value="" calcext:value-type="error">
            <text:p>#VALEUR !</text:p>
          </table:table-cell>
          <table:table-cell table:formula="of:=[.N22]*[.N$41]/[.N$39]" office:value-type="string" office:string-value="" calcext:value-type="error">
            <text:p>#VALEUR !</text:p>
          </table:table-cell>
          <table:table-cell table:formula="of:=[.O22]*[.O$41]/[.O$39]" office:value-type="string" office:string-value="" calcext:value-type="error">
            <text:p>#VALEUR !</text:p>
          </table:table-cell>
          <table:table-cell table:formula="of:=[.P22]*[.P$41]/[.P$39]" office:value-type="string" office:string-value="" calcext:value-type="error">
            <text:p>#VALEUR !</text:p>
          </table:table-cell>
          <table:table-cell table:formula="of:=[.Q22]*[.Q$41]/[.Q$39]" office:value-type="string" office:string-value="" calcext:value-type="error">
            <text:p>#VALEUR !</text:p>
          </table:table-cell>
          <table:table-cell table:formula="of:=[.R22]*[.R$41]/[.R$39]" office:value-type="string" office:string-value="" calcext:value-type="error">
            <text:p>#VALEUR !</text:p>
          </table:table-cell>
          <table:table-cell table:formula="of:=[.S22]*[.S$41]/[.S$39]" office:value-type="float" office:value="0.0000074193423547067" calcext:value-type="float">
            <text:p>7,4193423547067E-006</text:p>
          </table:table-cell>
          <table:table-cell table:formula="of:=[.T22]*[.T$41]/[.T$39]" office:value-type="string" office:string-value="" calcext:value-type="error">
            <text:p>#VALEUR !</text:p>
          </table:table-cell>
          <table:table-cell table:formula="of:=[.U22]*[.U$41]/[.U$39]" office:value-type="string" office:string-value="" calcext:value-type="error">
            <text:p>#VALEUR !</text:p>
          </table:table-cell>
          <table:table-cell table:formula="of:=[.V22]*[.V$41]/[.V$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2" calcext:value-type="float">
            <text:p>67,2</text:p>
          </table:table-cell>
          <table:table-cell table:formula="of:=[.B23]*[.B$41]/[.B$39]" office:value-type="string" office:string-value="" calcext:value-type="error">
            <text:p>#VALEUR !</text:p>
          </table:table-cell>
          <table:table-cell table:formula="of:=[.C23]*[.C$41]/[.C$39]" office:value-type="float" office:value="0.0000016804686805352" calcext:value-type="float">
            <text:p>1,6804686805352E-006</text:p>
          </table:table-cell>
          <table:table-cell table:formula="of:=[.D23]*[.D$41]/[.D$39]" office:value-type="float" office:value="0.000133842847633876" calcext:value-type="float">
            <text:p>0,0001338428</text:p>
          </table:table-cell>
          <table:table-cell table:formula="of:=[.E23]*[.E$41]/[.E$39]" office:value-type="float" office:value="1" calcext:value-type="float">
            <text:p>1</text:p>
          </table:table-cell>
          <table:table-cell table:formula="of:=[.F23]*[.F$41]/[.F$39]" office:value-type="string" office:string-value="" calcext:value-type="error">
            <text:p>#VALEUR !</text:p>
          </table:table-cell>
          <table:table-cell table:formula="of:=[.G23]*[.G$41]/[.G$39]" office:value-type="string" office:string-value="" calcext:value-type="error">
            <text:p>#VALEUR !</text:p>
          </table:table-cell>
          <table:table-cell table:formula="of:=[.H23]*[.H$41]/[.H$39]" office:value-type="string" office:string-value="" calcext:value-type="error">
            <text:p>#VALEUR !</text:p>
          </table:table-cell>
          <table:table-cell table:formula="of:=[.I23]*[.I$41]/[.I$39]" office:value-type="float" office:value="0.0000195956159398049" calcext:value-type="float">
            <text:p>1,95956159398049E-005</text:p>
          </table:table-cell>
          <table:table-cell table:formula="of:=[.J23]*[.J$41]/[.J$39]" office:value-type="string" office:string-value="" calcext:value-type="error">
            <text:p>#VALEUR !</text:p>
          </table:table-cell>
          <table:table-cell table:formula="of:=[.K23]*[.K$41]/[.K$39]" office:value-type="string" office:string-value="" calcext:value-type="error">
            <text:p>#VALEUR !</text:p>
          </table:table-cell>
          <table:table-cell table:formula="of:=[.L23]*[.L$41]/[.L$39]" office:value-type="string" office:string-value="" calcext:value-type="error">
            <text:p>#VALEUR !</text:p>
          </table:table-cell>
          <table:table-cell table:formula="of:=[.M23]*[.M$41]/[.M$39]" office:value-type="string" office:string-value="" calcext:value-type="error">
            <text:p>#VALEUR !</text:p>
          </table:table-cell>
          <table:table-cell table:formula="of:=[.N23]*[.N$41]/[.N$39]" office:value-type="float" office:value="0.00447961909893934" calcext:value-type="float">
            <text:p>0,0044796191</text:p>
          </table:table-cell>
          <table:table-cell table:formula="of:=[.O23]*[.O$41]/[.O$39]" office:value-type="string" office:string-value="" calcext:value-type="error">
            <text:p>#VALEUR !</text:p>
          </table:table-cell>
          <table:table-cell table:formula="of:=[.P23]*[.P$41]/[.P$39]" office:value-type="string" office:string-value="" calcext:value-type="error">
            <text:p>#VALEUR !</text:p>
          </table:table-cell>
          <table:table-cell table:formula="of:=[.Q23]*[.Q$41]/[.Q$39]" office:value-type="string" office:string-value="" calcext:value-type="error">
            <text:p>#VALEUR !</text:p>
          </table:table-cell>
          <table:table-cell table:formula="of:=[.R23]*[.R$41]/[.R$39]" office:value-type="string" office:string-value="" calcext:value-type="error">
            <text:p>#VALEUR !</text:p>
          </table:table-cell>
          <table:table-cell table:formula="of:=[.S23]*[.S$41]/[.S$39]" office:value-type="float" office:value="0.00000803524142444607" calcext:value-type="float">
            <text:p>8,03524142444607E-006</text:p>
          </table:table-cell>
          <table:table-cell table:formula="of:=[.T23]*[.T$41]/[.T$39]" office:value-type="string" office:string-value="" calcext:value-type="error">
            <text:p>#VALEUR !</text:p>
          </table:table-cell>
          <table:table-cell table:formula="of:=[.U23]*[.U$41]/[.U$39]" office:value-type="float" office:value="0" calcext:value-type="float">
            <text:p>0</text:p>
          </table:table-cell>
          <table:table-cell table:formula="of:=[.V23]*[.V$41]/[.V$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9" calcext:value-type="float">
            <text:p>68,9</text:p>
          </table:table-cell>
          <table:table-cell table:formula="of:=[.B24]*[.B$41]/[.B$39]" office:value-type="string" office:string-value="" calcext:value-type="error">
            <text:p>#VALEUR !</text:p>
          </table:table-cell>
          <table:table-cell table:formula="of:=[.C24]*[.C$41]/[.C$39]" office:value-type="float" office:value="0.00000354974940126066" calcext:value-type="float">
            <text:p>3,54974940126066E-006</text:p>
          </table:table-cell>
          <table:table-cell table:formula="of:=[.D24]*[.D$41]/[.D$39]" office:value-type="float" office:value="0.000149374519523733" calcext:value-type="float">
            <text:p>0,0001493745</text:p>
          </table:table-cell>
          <table:table-cell table:formula="of:=[.E24]*[.E$41]/[.E$39]" office:value-type="float" office:value="1" calcext:value-type="float">
            <text:p>1</text:p>
          </table:table-cell>
          <table:table-cell table:formula="of:=[.F24]*[.F$41]/[.F$39]" office:value-type="string" office:string-value="" calcext:value-type="error">
            <text:p>#VALEUR !</text:p>
          </table:table-cell>
          <table:table-cell table:formula="of:=[.G24]*[.G$41]/[.G$39]" office:value-type="string" office:string-value="" calcext:value-type="error">
            <text:p>#VALEUR !</text:p>
          </table:table-cell>
          <table:table-cell table:formula="of:=[.H24]*[.H$41]/[.H$39]" office:value-type="string" office:string-value="" calcext:value-type="error">
            <text:p>#VALEUR !</text:p>
          </table:table-cell>
          <table:table-cell table:formula="of:=[.I24]*[.I$41]/[.I$39]" office:value-type="float" office:value="0.0000205473817769184" calcext:value-type="float">
            <text:p>2,05473817769184E-005</text:p>
          </table:table-cell>
          <table:table-cell table:formula="of:=[.J24]*[.J$41]/[.J$39]" office:value-type="string" office:string-value="" calcext:value-type="error">
            <text:p>#VALEUR !</text:p>
          </table:table-cell>
          <table:table-cell table:formula="of:=[.K24]*[.K$41]/[.K$39]" office:value-type="string" office:string-value="" calcext:value-type="error">
            <text:p>#VALEUR !</text:p>
          </table:table-cell>
          <table:table-cell table:formula="of:=[.L24]*[.L$41]/[.L$39]" office:value-type="string" office:string-value="" calcext:value-type="error">
            <text:p>#VALEUR !</text:p>
          </table:table-cell>
          <table:table-cell table:formula="of:=[.M24]*[.M$41]/[.M$39]" office:value-type="string" office:string-value="" calcext:value-type="error">
            <text:p>#VALEUR !</text:p>
          </table:table-cell>
          <table:table-cell table:formula="of:=[.N24]*[.N$41]/[.N$39]" office:value-type="float" office:value="0.00447683308533679" calcext:value-type="float">
            <text:p>0,0044768331</text:p>
          </table:table-cell>
          <table:table-cell table:formula="of:=[.O24]*[.O$41]/[.O$39]" office:value-type="float" office:value="0.000000035252137413299" calcext:value-type="float">
            <text:p>3,5252137413299E-008</text:p>
          </table:table-cell>
          <table:table-cell table:formula="of:=[.P24]*[.P$41]/[.P$39]" office:value-type="string" office:string-value="" calcext:value-type="error">
            <text:p>#VALEUR !</text:p>
          </table:table-cell>
          <table:table-cell table:formula="of:=[.Q24]*[.Q$41]/[.Q$39]" office:value-type="string" office:string-value="" calcext:value-type="error">
            <text:p>#VALEUR !</text:p>
          </table:table-cell>
          <table:table-cell table:formula="of:=[.R24]*[.R$41]/[.R$39]" office:value-type="string" office:string-value="" calcext:value-type="error">
            <text:p>#VALEUR !</text:p>
          </table:table-cell>
          <table:table-cell table:formula="of:=[.S24]*[.S$41]/[.S$39]" office:value-type="float" office:value="0.00000592539450642683" calcext:value-type="float">
            <text:p>5,92539450642683E-006</text:p>
          </table:table-cell>
          <table:table-cell table:formula="of:=[.T24]*[.T$41]/[.T$39]" office:value-type="string" office:string-value="" calcext:value-type="error">
            <text:p>#VALEUR !</text:p>
          </table:table-cell>
          <table:table-cell table:formula="of:=[.U24]*[.U$41]/[.U$39]" office:value-type="float" office:value="0" calcext:value-type="float">
            <text:p>0</text:p>
          </table:table-cell>
          <table:table-cell table:formula="of:=[.V24]*[.V$41]/[.V$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7" calcext:value-type="float">
            <text:p>70,7</text:p>
          </table:table-cell>
          <table:table-cell table:formula="of:=[.B25]*[.B$41]/[.B$39]" office:value-type="string" office:string-value="" calcext:value-type="error">
            <text:p>#VALEUR !</text:p>
          </table:table-cell>
          <table:table-cell table:formula="of:=[.C25]*[.C$41]/[.C$39]" office:value-type="float" office:value="0.00000463870776481737" calcext:value-type="float">
            <text:p>4,63870776481737E-006</text:p>
          </table:table-cell>
          <table:table-cell table:formula="of:=[.D25]*[.D$41]/[.D$39]" office:value-type="string" office:string-value="" calcext:value-type="error">
            <text:p>#VALEUR !</text:p>
          </table:table-cell>
          <table:table-cell table:formula="of:=[.E25]*[.E$41]/[.E$39]" office:value-type="float" office:value="1" calcext:value-type="float">
            <text:p>1</text:p>
          </table:table-cell>
          <table:table-cell table:formula="of:=[.F25]*[.F$41]/[.F$39]" office:value-type="string" office:string-value="" calcext:value-type="error">
            <text:p>#VALEUR !</text:p>
          </table:table-cell>
          <table:table-cell table:formula="of:=[.G25]*[.G$41]/[.G$39]" office:value-type="string" office:string-value="" calcext:value-type="error">
            <text:p>#VALEUR !</text:p>
          </table:table-cell>
          <table:table-cell table:formula="of:=[.H25]*[.H$41]/[.H$39]" office:value-type="string" office:string-value="" calcext:value-type="error">
            <text:p>#VALEUR !</text:p>
          </table:table-cell>
          <table:table-cell table:formula="of:=[.I25]*[.I$41]/[.I$39]" office:value-type="float" office:value="0.0000229412986733199" calcext:value-type="float">
            <text:p>2,29412986733199E-005</text:p>
          </table:table-cell>
          <table:table-cell table:formula="of:=[.J25]*[.J$41]/[.J$39]" office:value-type="string" office:string-value="" calcext:value-type="error">
            <text:p>#VALEUR !</text:p>
          </table:table-cell>
          <table:table-cell table:formula="of:=[.K25]*[.K$41]/[.K$39]" office:value-type="string" office:string-value="" calcext:value-type="error">
            <text:p>#VALEUR !</text:p>
          </table:table-cell>
          <table:table-cell table:formula="of:=[.L25]*[.L$41]/[.L$39]" office:value-type="string" office:string-value="" calcext:value-type="error">
            <text:p>#VALEUR !</text:p>
          </table:table-cell>
          <table:table-cell table:formula="of:=[.M25]*[.M$41]/[.M$39]" office:value-type="string" office:string-value="" calcext:value-type="error">
            <text:p>#VALEUR !</text:p>
          </table:table-cell>
          <table:table-cell table:formula="of:=[.N25]*[.N$41]/[.N$39]" office:value-type="float" office:value="0.00541837886889677" calcext:value-type="float">
            <text:p>0,0054183789</text:p>
          </table:table-cell>
          <table:table-cell table:formula="of:=[.O25]*[.O$41]/[.O$39]" office:value-type="string" office:string-value="" calcext:value-type="error">
            <text:p>#VALEUR !</text:p>
          </table:table-cell>
          <table:table-cell table:formula="of:=[.P25]*[.P$41]/[.P$39]" office:value-type="string" office:string-value="" calcext:value-type="error">
            <text:p>#VALEUR !</text:p>
          </table:table-cell>
          <table:table-cell table:formula="of:=[.Q25]*[.Q$41]/[.Q$39]" office:value-type="string" office:string-value="" calcext:value-type="error">
            <text:p>#VALEUR !</text:p>
          </table:table-cell>
          <table:table-cell table:formula="of:=[.R25]*[.R$41]/[.R$39]" office:value-type="string" office:string-value="" calcext:value-type="error">
            <text:p>#VALEUR !</text:p>
          </table:table-cell>
          <table:table-cell table:formula="of:=[.S25]*[.S$41]/[.S$39]" office:value-type="float" office:value="0.00000773783213072882" calcext:value-type="float">
            <text:p>7,73783213072882E-006</text:p>
          </table:table-cell>
          <table:table-cell table:formula="of:=[.T25]*[.T$41]/[.T$39]" office:value-type="string" office:string-value="" calcext:value-type="error">
            <text:p>#VALEUR !</text:p>
          </table:table-cell>
          <table:table-cell table:formula="of:=[.U25]*[.U$41]/[.U$39]" office:value-type="float" office:value="0" calcext:value-type="float">
            <text:p>0</text:p>
          </table:table-cell>
          <table:table-cell table:formula="of:=[.V25]*[.V$41]/[.V$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5" calcext:value-type="float">
            <text:p>72,5</text:p>
          </table:table-cell>
          <table:table-cell table:formula="of:=[.B26]*[.B$41]/[.B$39]" office:value-type="string" office:string-value="" calcext:value-type="error">
            <text:p>#VALEUR !</text:p>
          </table:table-cell>
          <table:table-cell table:formula="of:=[.C26]*[.C$41]/[.C$39]" office:value-type="float" office:value="0.00000324298124368152" calcext:value-type="float">
            <text:p>0,000003243</text:p>
          </table:table-cell>
          <table:table-cell table:formula="of:=[.D26]*[.D$41]/[.D$39]" office:value-type="float" office:value="0.000145562322726499" calcext:value-type="float">
            <text:p>0,0001455623</text:p>
          </table:table-cell>
          <table:table-cell table:formula="of:=[.E26]*[.E$41]/[.E$39]" office:value-type="float" office:value="1" calcext:value-type="float">
            <text:p>1</text:p>
          </table:table-cell>
          <table:table-cell table:formula="of:=[.F26]*[.F$41]/[.F$39]" office:value-type="string" office:string-value="" calcext:value-type="error">
            <text:p>#VALEUR !</text:p>
          </table:table-cell>
          <table:table-cell table:formula="of:=[.G26]*[.G$41]/[.G$39]" office:value-type="string" office:string-value="" calcext:value-type="error">
            <text:p>#VALEUR !</text:p>
          </table:table-cell>
          <table:table-cell table:formula="of:=[.H26]*[.H$41]/[.H$39]" office:value-type="string" office:string-value="" calcext:value-type="error">
            <text:p>#VALEUR !</text:p>
          </table:table-cell>
          <table:table-cell table:formula="of:=[.I26]*[.I$41]/[.I$39]" office:value-type="float" office:value="0.0000282512304130772" calcext:value-type="float">
            <text:p>2,82512304130772E-005</text:p>
          </table:table-cell>
          <table:table-cell table:formula="of:=[.J26]*[.J$41]/[.J$39]" office:value-type="string" office:string-value="" calcext:value-type="error">
            <text:p>#VALEUR !</text:p>
          </table:table-cell>
          <table:table-cell table:formula="of:=[.K26]*[.K$41]/[.K$39]" office:value-type="string" office:string-value="" calcext:value-type="error">
            <text:p>#VALEUR !</text:p>
          </table:table-cell>
          <table:table-cell table:formula="of:=[.L26]*[.L$41]/[.L$39]" office:value-type="string" office:string-value="" calcext:value-type="error">
            <text:p>#VALEUR !</text:p>
          </table:table-cell>
          <table:table-cell table:formula="of:=[.M26]*[.M$41]/[.M$39]" office:value-type="string" office:string-value="" calcext:value-type="error">
            <text:p>#VALEUR !</text:p>
          </table:table-cell>
          <table:table-cell table:formula="of:=[.N26]*[.N$41]/[.N$39]" office:value-type="float" office:value="0.00601628121759513" calcext:value-type="float">
            <text:p>0,0060162812</text:p>
          </table:table-cell>
          <table:table-cell table:formula="of:=[.O26]*[.O$41]/[.O$39]" office:value-type="float" office:value="0.0000000497183137768378" calcext:value-type="float">
            <text:p>4,97183137768378E-008</text:p>
          </table:table-cell>
          <table:table-cell table:formula="of:=[.P26]*[.P$41]/[.P$39]" office:value-type="string" office:string-value="" calcext:value-type="error">
            <text:p>#VALEUR !</text:p>
          </table:table-cell>
          <table:table-cell table:formula="of:=[.Q26]*[.Q$41]/[.Q$39]" office:value-type="string" office:string-value="" calcext:value-type="error">
            <text:p>#VALEUR !</text:p>
          </table:table-cell>
          <table:table-cell table:formula="of:=[.R26]*[.R$41]/[.R$39]" office:value-type="string" office:string-value="" calcext:value-type="error">
            <text:p>#VALEUR !</text:p>
          </table:table-cell>
          <table:table-cell table:formula="of:=[.S26]*[.S$41]/[.S$39]" office:value-type="float" office:value="0.00000763204156706425" calcext:value-type="float">
            <text:p>0,000007632</text:p>
          </table:table-cell>
          <table:table-cell table:formula="of:=[.T26]*[.T$41]/[.T$39]" office:value-type="string" office:string-value="" calcext:value-type="error">
            <text:p>#VALEUR !</text:p>
          </table:table-cell>
          <table:table-cell table:formula="of:=[.U26]*[.U$41]/[.U$39]" office:value-type="float" office:value="0" calcext:value-type="float">
            <text:p>0</text:p>
          </table:table-cell>
          <table:table-cell table:formula="of:=[.V26]*[.V$41]/[.V$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2" calcext:value-type="float">
            <text:p>74,2</text:p>
          </table:table-cell>
          <table:table-cell table:formula="of:=[.B27]*[.B$41]/[.B$39]" office:value-type="string" office:string-value="" calcext:value-type="error">
            <text:p>#VALEUR !</text:p>
          </table:table-cell>
          <table:table-cell table:formula="of:=[.C27]*[.C$41]/[.C$39]" office:value-type="float" office:value="0.00000296206350556089" calcext:value-type="float">
            <text:p>2,96206350556089E-006</text:p>
          </table:table-cell>
          <table:table-cell table:formula="of:=[.D27]*[.D$41]/[.D$39]" office:value-type="float" office:value="0.000128860598094143" calcext:value-type="float">
            <text:p>0,0001288606</text:p>
          </table:table-cell>
          <table:table-cell table:formula="of:=[.E27]*[.E$41]/[.E$39]" office:value-type="float" office:value="1" calcext:value-type="float">
            <text:p>1</text:p>
          </table:table-cell>
          <table:table-cell table:formula="of:=[.F27]*[.F$41]/[.F$39]" office:value-type="string" office:string-value="" calcext:value-type="error">
            <text:p>#VALEUR !</text:p>
          </table:table-cell>
          <table:table-cell table:formula="of:=[.G27]*[.G$41]/[.G$39]" office:value-type="string" office:string-value="" calcext:value-type="error">
            <text:p>#VALEUR !</text:p>
          </table:table-cell>
          <table:table-cell table:formula="of:=[.H27]*[.H$41]/[.H$39]" office:value-type="string" office:string-value="" calcext:value-type="error">
            <text:p>#VALEUR !</text:p>
          </table:table-cell>
          <table:table-cell table:formula="of:=[.I27]*[.I$41]/[.I$39]" office:value-type="float" office:value="0.0000230266677368927" calcext:value-type="float">
            <text:p>2,30266677368927E-005</text:p>
          </table:table-cell>
          <table:table-cell table:formula="of:=[.J27]*[.J$41]/[.J$39]" office:value-type="string" office:string-value="" calcext:value-type="error">
            <text:p>#VALEUR !</text:p>
          </table:table-cell>
          <table:table-cell table:formula="of:=[.K27]*[.K$41]/[.K$39]" office:value-type="string" office:string-value="" calcext:value-type="error">
            <text:p>#VALEUR !</text:p>
          </table:table-cell>
          <table:table-cell table:formula="of:=[.L27]*[.L$41]/[.L$39]" office:value-type="string" office:string-value="" calcext:value-type="error">
            <text:p>#VALEUR !</text:p>
          </table:table-cell>
          <table:table-cell table:formula="of:=[.M27]*[.M$41]/[.M$39]" office:value-type="string" office:string-value="" calcext:value-type="error">
            <text:p>#VALEUR !</text:p>
          </table:table-cell>
          <table:table-cell table:formula="of:=[.N27]*[.N$41]/[.N$39]" office:value-type="float" office:value="0.00486187164135098" calcext:value-type="float">
            <text:p>0,0048618716</text:p>
          </table:table-cell>
          <table:table-cell table:formula="of:=[.O27]*[.O$41]/[.O$39]" office:value-type="string" office:string-value="" calcext:value-type="error">
            <text:p>#VALEUR !</text:p>
          </table:table-cell>
          <table:table-cell table:formula="of:=[.P27]*[.P$41]/[.P$39]" office:value-type="string" office:string-value="" calcext:value-type="error">
            <text:p>#VALEUR !</text:p>
          </table:table-cell>
          <table:table-cell table:formula="of:=[.Q27]*[.Q$41]/[.Q$39]" office:value-type="string" office:string-value="" calcext:value-type="error">
            <text:p>#VALEUR !</text:p>
          </table:table-cell>
          <table:table-cell table:formula="of:=[.R27]*[.R$41]/[.R$39]" office:value-type="string" office:string-value="" calcext:value-type="error">
            <text:p>#VALEUR !</text:p>
          </table:table-cell>
          <table:table-cell table:formula="of:=[.S27]*[.S$41]/[.S$39]" office:value-type="float" office:value="0.00000776662611891971" calcext:value-type="float">
            <text:p>7,76662611891971E-006</text:p>
          </table:table-cell>
          <table:table-cell table:formula="of:=[.T27]*[.T$41]/[.T$39]" office:value-type="string" office:string-value="" calcext:value-type="error">
            <text:p>#VALEUR !</text:p>
          </table:table-cell>
          <table:table-cell table:formula="of:=[.U27]*[.U$41]/[.U$39]" office:value-type="float" office:value="0" calcext:value-type="float">
            <text:p>0</text:p>
          </table:table-cell>
          <table:table-cell table:formula="of:=[.V27]*[.V$41]/[.V$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28]*[.B$41]/[.B$39]" office:value-type="string" office:string-value="" calcext:value-type="error">
            <text:p>#VALEUR !</text:p>
          </table:table-cell>
          <table:table-cell table:formula="of:=[.C28]*[.C$41]/[.C$39]" office:value-type="float" office:value="0.00000415923961943722" calcext:value-type="float">
            <text:p>4,15923961943722E-006</text:p>
          </table:table-cell>
          <table:table-cell table:formula="of:=[.D28]*[.D$41]/[.D$39]" office:value-type="float" office:value="0.000137683989439171" calcext:value-type="float">
            <text:p>0,000137684</text:p>
          </table:table-cell>
          <table:table-cell table:formula="of:=[.E28]*[.E$41]/[.E$39]" office:value-type="float" office:value="1" calcext:value-type="float">
            <text:p>1</text:p>
          </table:table-cell>
          <table:table-cell table:formula="of:=[.F28]*[.F$41]/[.F$39]" office:value-type="string" office:string-value="" calcext:value-type="error">
            <text:p>#VALEUR !</text:p>
          </table:table-cell>
          <table:table-cell table:formula="of:=[.G28]*[.G$41]/[.G$39]" office:value-type="string" office:string-value="" calcext:value-type="error">
            <text:p>#VALEUR !</text:p>
          </table:table-cell>
          <table:table-cell table:formula="of:=[.H28]*[.H$41]/[.H$39]" office:value-type="string" office:string-value="" calcext:value-type="error">
            <text:p>#VALEUR !</text:p>
          </table:table-cell>
          <table:table-cell table:formula="of:=[.I28]*[.I$41]/[.I$39]" office:value-type="float" office:value="0.0000246033583919064" calcext:value-type="float">
            <text:p>2,46033583919064E-005</text:p>
          </table:table-cell>
          <table:table-cell table:formula="of:=[.J28]*[.J$41]/[.J$39]" office:value-type="string" office:string-value="" calcext:value-type="error">
            <text:p>#VALEUR !</text:p>
          </table:table-cell>
          <table:table-cell table:formula="of:=[.K28]*[.K$41]/[.K$39]" office:value-type="string" office:string-value="" calcext:value-type="error">
            <text:p>#VALEUR !</text:p>
          </table:table-cell>
          <table:table-cell table:formula="of:=[.L28]*[.L$41]/[.L$39]" office:value-type="string" office:string-value="" calcext:value-type="error">
            <text:p>#VALEUR !</text:p>
          </table:table-cell>
          <table:table-cell table:formula="of:=[.M28]*[.M$41]/[.M$39]" office:value-type="string" office:string-value="" calcext:value-type="error">
            <text:p>#VALEUR !</text:p>
          </table:table-cell>
          <table:table-cell table:formula="of:=[.N28]*[.N$41]/[.N$39]" office:value-type="float" office:value="0.00531092224694315" calcext:value-type="float">
            <text:p>0,0053109222</text:p>
          </table:table-cell>
          <table:table-cell table:formula="of:=[.O28]*[.O$41]/[.O$39]" office:value-type="string" office:string-value="" calcext:value-type="error">
            <text:p>#VALEUR !</text:p>
          </table:table-cell>
          <table:table-cell table:formula="of:=[.P28]*[.P$41]/[.P$39]" office:value-type="string" office:string-value="" calcext:value-type="error">
            <text:p>#VALEUR !</text:p>
          </table:table-cell>
          <table:table-cell table:formula="of:=[.Q28]*[.Q$41]/[.Q$39]" office:value-type="string" office:string-value="" calcext:value-type="error">
            <text:p>#VALEUR !</text:p>
          </table:table-cell>
          <table:table-cell table:formula="of:=[.R28]*[.R$41]/[.R$39]" office:value-type="float" office:value="0.000000337211539806627" calcext:value-type="float">
            <text:p>3,37211539806627E-007</text:p>
          </table:table-cell>
          <table:table-cell table:formula="of:=[.S28]*[.S$41]/[.S$39]" office:value-type="float" office:value="0.00000709504530736939" calcext:value-type="float">
            <text:p>0,000007095</text:p>
          </table:table-cell>
          <table:table-cell table:formula="of:=[.T28]*[.T$41]/[.T$39]" office:value-type="string" office:string-value="" calcext:value-type="error">
            <text:p>#VALEUR !</text:p>
          </table:table-cell>
          <table:table-cell table:formula="of:=[.U28]*[.U$41]/[.U$39]" office:value-type="float" office:value="0" calcext:value-type="float">
            <text:p>0</text:p>
          </table:table-cell>
          <table:table-cell table:formula="of:=[.V28]*[.V$41]/[.V$39]" office:value-type="string" office:string-value="" calcext:value-type="error">
            <text:p>#VALEUR !</text:p>
          </table:table-cell>
        </table:table-row>
        <table:table-row table:style-name="ro1">
          <table:table-cell office:value-type="float" office:value="77.8" calcext:value-type="float">
            <text:p>77,8</text:p>
          </table:table-cell>
          <table:table-cell table:formula="of:=[.B29]*[.B$41]/[.B$39]" office:value-type="string" office:string-value="" calcext:value-type="error">
            <text:p>#VALEUR !</text:p>
          </table:table-cell>
          <table:table-cell table:formula="of:=[.C29]*[.C$41]/[.C$39]" office:value-type="float" office:value="0.00000247308799759587" calcext:value-type="float">
            <text:p>2,47308799759587E-006</text:p>
          </table:table-cell>
          <table:table-cell table:formula="of:=[.D29]*[.D$41]/[.D$39]" office:value-type="float" office:value="0.000149380590511119" calcext:value-type="float">
            <text:p>0,0001493806</text:p>
          </table:table-cell>
          <table:table-cell table:formula="of:=[.E29]*[.E$41]/[.E$39]" office:value-type="float" office:value="1" calcext:value-type="float">
            <text:p>1</text:p>
          </table:table-cell>
          <table:table-cell table:formula="of:=[.F29]*[.F$41]/[.F$39]" office:value-type="string" office:string-value="" calcext:value-type="error">
            <text:p>#VALEUR !</text:p>
          </table:table-cell>
          <table:table-cell table:formula="of:=[.G29]*[.G$41]/[.G$39]" office:value-type="string" office:string-value="" calcext:value-type="error">
            <text:p>#VALEUR !</text:p>
          </table:table-cell>
          <table:table-cell table:formula="of:=[.H29]*[.H$41]/[.H$39]" office:value-type="string" office:string-value="" calcext:value-type="error">
            <text:p>#VALEUR !</text:p>
          </table:table-cell>
          <table:table-cell table:formula="of:=[.I29]*[.I$41]/[.I$39]" office:value-type="float" office:value="0.0000218704602619071" calcext:value-type="float">
            <text:p>2,18704602619071E-005</text:p>
          </table:table-cell>
          <table:table-cell table:formula="of:=[.J29]*[.J$41]/[.J$39]" office:value-type="string" office:string-value="" calcext:value-type="error">
            <text:p>#VALEUR !</text:p>
          </table:table-cell>
          <table:table-cell table:formula="of:=[.K29]*[.K$41]/[.K$39]" office:value-type="string" office:string-value="" calcext:value-type="error">
            <text:p>#VALEUR !</text:p>
          </table:table-cell>
          <table:table-cell table:formula="of:=[.L29]*[.L$41]/[.L$39]" office:value-type="string" office:string-value="" calcext:value-type="error">
            <text:p>#VALEUR !</text:p>
          </table:table-cell>
          <table:table-cell table:formula="of:=[.M29]*[.M$41]/[.M$39]" office:value-type="string" office:string-value="" calcext:value-type="error">
            <text:p>#VALEUR !</text:p>
          </table:table-cell>
          <table:table-cell table:formula="of:=[.N29]*[.N$41]/[.N$39]" office:value-type="float" office:value="0.00535698108683935" calcext:value-type="float">
            <text:p>0,0053569811</text:p>
          </table:table-cell>
          <table:table-cell table:formula="of:=[.O29]*[.O$41]/[.O$39]" office:value-type="string" office:string-value="" calcext:value-type="error">
            <text:p>#VALEUR !</text:p>
          </table:table-cell>
          <table:table-cell table:formula="of:=[.P29]*[.P$41]/[.P$39]" office:value-type="string" office:string-value="" calcext:value-type="error">
            <text:p>#VALEUR !</text:p>
          </table:table-cell>
          <table:table-cell table:formula="of:=[.Q29]*[.Q$41]/[.Q$39]" office:value-type="string" office:string-value="" calcext:value-type="error">
            <text:p>#VALEUR !</text:p>
          </table:table-cell>
          <table:table-cell table:formula="of:=[.R29]*[.R$41]/[.R$39]" office:value-type="string" office:string-value="" calcext:value-type="error">
            <text:p>#VALEUR !</text:p>
          </table:table-cell>
          <table:table-cell table:formula="of:=[.S29]*[.S$41]/[.S$39]" office:value-type="float" office:value="0.00000783223882896944" calcext:value-type="float">
            <text:p>7,83223882896944E-006</text:p>
          </table:table-cell>
          <table:table-cell table:formula="of:=[.T29]*[.T$41]/[.T$39]" office:value-type="string" office:string-value="" calcext:value-type="error">
            <text:p>#VALEUR !</text:p>
          </table:table-cell>
          <table:table-cell table:formula="of:=[.U29]*[.U$41]/[.U$39]" office:value-type="float" office:value="0" calcext:value-type="float">
            <text:p>0</text:p>
          </table:table-cell>
          <table:table-cell table:formula="of:=[.V29]*[.V$41]/[.V$39]" office:value-type="string" office:string-value="" calcext:value-type="error">
            <text:p>#VALEUR !</text:p>
          </table:table-cell>
        </table:table-row>
        <table:table-row table:style-name="ro1">
          <table:table-cell office:value-type="float" office:value="79.5" calcext:value-type="float">
            <text:p>79,5</text:p>
          </table:table-cell>
          <table:table-cell table:formula="of:=[.B30]*[.B$41]/[.B$39]" office:value-type="string" office:string-value="" calcext:value-type="error">
            <text:p>#VALEUR !</text:p>
          </table:table-cell>
          <table:table-cell table:formula="of:=[.C30]*[.C$41]/[.C$39]" office:value-type="float" office:value="0.00000341666012092566" calcext:value-type="float">
            <text:p>3,41666012092566E-006</text:p>
          </table:table-cell>
          <table:table-cell table:formula="of:=[.D30]*[.D$41]/[.D$39]" office:value-type="float" office:value="0.000153397247739641" calcext:value-type="float">
            <text:p>0,0001533972</text:p>
          </table:table-cell>
          <table:table-cell table:formula="of:=[.E30]*[.E$41]/[.E$39]" office:value-type="float" office:value="1" calcext:value-type="float">
            <text:p>1</text:p>
          </table:table-cell>
          <table:table-cell table:formula="of:=[.F30]*[.F$41]/[.F$39]" office:value-type="string" office:string-value="" calcext:value-type="error">
            <text:p>#VALEUR !</text:p>
          </table:table-cell>
          <table:table-cell table:formula="of:=[.G30]*[.G$41]/[.G$39]" office:value-type="string" office:string-value="" calcext:value-type="error">
            <text:p>#VALEUR !</text:p>
          </table:table-cell>
          <table:table-cell table:formula="of:=[.H30]*[.H$41]/[.H$39]" office:value-type="string" office:string-value="" calcext:value-type="error">
            <text:p>#VALEUR !</text:p>
          </table:table-cell>
          <table:table-cell table:formula="of:=[.I30]*[.I$41]/[.I$39]" office:value-type="float" office:value="0.0000224585295820344" calcext:value-type="float">
            <text:p>2,24585295820344E-005</text:p>
          </table:table-cell>
          <table:table-cell table:formula="of:=[.J30]*[.J$41]/[.J$39]" office:value-type="string" office:string-value="" calcext:value-type="error">
            <text:p>#VALEUR !</text:p>
          </table:table-cell>
          <table:table-cell table:formula="of:=[.K30]*[.K$41]/[.K$39]" office:value-type="string" office:string-value="" calcext:value-type="error">
            <text:p>#VALEUR !</text:p>
          </table:table-cell>
          <table:table-cell table:formula="of:=[.L30]*[.L$41]/[.L$39]" office:value-type="string" office:string-value="" calcext:value-type="error">
            <text:p>#VALEUR !</text:p>
          </table:table-cell>
          <table:table-cell table:formula="of:=[.M30]*[.M$41]/[.M$39]" office:value-type="string" office:string-value="" calcext:value-type="error">
            <text:p>#VALEUR !</text:p>
          </table:table-cell>
          <table:table-cell table:formula="of:=[.N30]*[.N$41]/[.N$39]" office:value-type="float" office:value="0.00492960243058268" calcext:value-type="float">
            <text:p>0,0049296024</text:p>
          </table:table-cell>
          <table:table-cell table:formula="of:=[.O30]*[.O$41]/[.O$39]" office:value-type="string" office:string-value="" calcext:value-type="error">
            <text:p>#VALEUR !</text:p>
          </table:table-cell>
          <table:table-cell table:formula="of:=[.P30]*[.P$41]/[.P$39]" office:value-type="string" office:string-value="" calcext:value-type="error">
            <text:p>#VALEUR !</text:p>
          </table:table-cell>
          <table:table-cell table:formula="of:=[.Q30]*[.Q$41]/[.Q$39]" office:value-type="string" office:string-value="" calcext:value-type="error">
            <text:p>#VALEUR !</text:p>
          </table:table-cell>
          <table:table-cell table:formula="of:=[.R30]*[.R$41]/[.R$39]" office:value-type="string" office:string-value="" calcext:value-type="error">
            <text:p>#VALEUR !</text:p>
          </table:table-cell>
          <table:table-cell table:formula="of:=[.S30]*[.S$41]/[.S$39]" office:value-type="float" office:value="0.00000687652131005326" calcext:value-type="float">
            <text:p>6,87652131005326E-006</text:p>
          </table:table-cell>
          <table:table-cell table:formula="of:=[.T30]*[.T$41]/[.T$39]" office:value-type="string" office:string-value="" calcext:value-type="error">
            <text:p>#VALEUR !</text:p>
          </table:table-cell>
          <table:table-cell table:formula="of:=[.U30]*[.U$41]/[.U$39]" office:value-type="float" office:value="0" calcext:value-type="float">
            <text:p>0</text:p>
          </table:table-cell>
          <table:table-cell table:formula="of:=[.V30]*[.V$41]/[.V$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3" calcext:value-type="float">
            <text:p>81,3</text:p>
          </table:table-cell>
          <table:table-cell table:formula="of:=[.B31]*[.B$41]/[.B$39]" office:value-type="string" office:string-value="" calcext:value-type="error">
            <text:p>#VALEUR !</text:p>
          </table:table-cell>
          <table:table-cell table:formula="of:=[.C31]*[.C$41]/[.C$39]" office:value-type="float" office:value="0.00000283807599698811" calcext:value-type="float">
            <text:p>2,83807599698811E-006</text:p>
          </table:table-cell>
          <table:table-cell table:formula="of:=[.D31]*[.D$41]/[.D$39]" office:value-type="float" office:value="0.000122561280118813" calcext:value-type="float">
            <text:p>0,0001225613</text:p>
          </table:table-cell>
          <table:table-cell table:formula="of:=[.E31]*[.E$41]/[.E$39]" office:value-type="float" office:value="1" calcext:value-type="float">
            <text:p>1</text:p>
          </table:table-cell>
          <table:table-cell table:formula="of:=[.F31]*[.F$41]/[.F$39]" office:value-type="string" office:string-value="" calcext:value-type="error">
            <text:p>#VALEUR !</text:p>
          </table:table-cell>
          <table:table-cell table:formula="of:=[.G31]*[.G$41]/[.G$39]" office:value-type="string" office:string-value="" calcext:value-type="error">
            <text:p>#VALEUR !</text:p>
          </table:table-cell>
          <table:table-cell table:formula="of:=[.H31]*[.H$41]/[.H$39]" office:value-type="string" office:string-value="" calcext:value-type="error">
            <text:p>#VALEUR !</text:p>
          </table:table-cell>
          <table:table-cell table:formula="of:=[.I31]*[.I$41]/[.I$39]" office:value-type="float" office:value="0.0000302606490507437" calcext:value-type="float">
            <text:p>3,02606490507437E-005</text:p>
          </table:table-cell>
          <table:table-cell table:formula="of:=[.J31]*[.J$41]/[.J$39]" office:value-type="string" office:string-value="" calcext:value-type="error">
            <text:p>#VALEUR !</text:p>
          </table:table-cell>
          <table:table-cell table:formula="of:=[.K31]*[.K$41]/[.K$39]" office:value-type="string" office:string-value="" calcext:value-type="error">
            <text:p>#VALEUR !</text:p>
          </table:table-cell>
          <table:table-cell table:formula="of:=[.L31]*[.L$41]/[.L$39]" office:value-type="string" office:string-value="" calcext:value-type="error">
            <text:p>#VALEUR !</text:p>
          </table:table-cell>
          <table:table-cell table:formula="of:=[.M31]*[.M$41]/[.M$39]" office:value-type="string" office:string-value="" calcext:value-type="error">
            <text:p>#VALEUR !</text:p>
          </table:table-cell>
          <table:table-cell table:formula="of:=[.N31]*[.N$41]/[.N$39]" office:value-type="float" office:value="0.00506410218445832" calcext:value-type="float">
            <text:p>0,0050641022</text:p>
          </table:table-cell>
          <table:table-cell table:formula="of:=[.O31]*[.O$41]/[.O$39]" office:value-type="string" office:string-value="" calcext:value-type="error">
            <text:p>#VALEUR !</text:p>
          </table:table-cell>
          <table:table-cell table:formula="of:=[.P31]*[.P$41]/[.P$39]" office:value-type="string" office:string-value="" calcext:value-type="error">
            <text:p>#VALEUR !</text:p>
          </table:table-cell>
          <table:table-cell table:formula="of:=[.Q31]*[.Q$41]/[.Q$39]" office:value-type="string" office:string-value="" calcext:value-type="error">
            <text:p>#VALEUR !</text:p>
          </table:table-cell>
          <table:table-cell table:formula="of:=[.R31]*[.R$41]/[.R$39]" office:value-type="string" office:string-value="" calcext:value-type="error">
            <text:p>#VALEUR !</text:p>
          </table:table-cell>
          <table:table-cell table:formula="of:=[.S31]*[.S$41]/[.S$39]" office:value-type="float" office:value="0.00000742623115255078" calcext:value-type="float">
            <text:p>7,42623115255078E-006</text:p>
          </table:table-cell>
          <table:table-cell table:formula="of:=[.T31]*[.T$41]/[.T$39]" office:value-type="string" office:string-value="" calcext:value-type="error">
            <text:p>#VALEUR !</text:p>
          </table:table-cell>
          <table:table-cell table:formula="of:=[.U31]*[.U$41]/[.U$39]" office:value-type="float" office:value="0" calcext:value-type="float">
            <text:p>0</text:p>
          </table:table-cell>
          <table:table-cell table:formula="of:=[.V31]*[.V$41]/[.V$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1" calcext:value-type="float">
            <text:p>83,1</text:p>
          </table:table-cell>
          <table:table-cell table:formula="of:=[.B32]*[.B$41]/[.B$39]" office:value-type="string" office:string-value="" calcext:value-type="error">
            <text:p>#VALEUR !</text:p>
          </table:table-cell>
          <table:table-cell table:formula="of:=[.C32]*[.C$41]/[.C$39]" office:value-type="float" office:value="0.00000412288103650424" calcext:value-type="float">
            <text:p>4,12288103650424E-006</text:p>
          </table:table-cell>
          <table:table-cell table:formula="of:=[.D32]*[.D$41]/[.D$39]" office:value-type="float" office:value="0.00016033510089545" calcext:value-type="float">
            <text:p>0,0001603351</text:p>
          </table:table-cell>
          <table:table-cell table:formula="of:=[.E32]*[.E$41]/[.E$39]" office:value-type="float" office:value="1" calcext:value-type="float">
            <text:p>1</text:p>
          </table:table-cell>
          <table:table-cell table:formula="of:=[.F32]*[.F$41]/[.F$39]" office:value-type="string" office:string-value="" calcext:value-type="error">
            <text:p>#VALEUR !</text:p>
          </table:table-cell>
          <table:table-cell table:formula="of:=[.G32]*[.G$41]/[.G$39]" office:value-type="string" office:string-value="" calcext:value-type="error">
            <text:p>#VALEUR !</text:p>
          </table:table-cell>
          <table:table-cell table:formula="of:=[.H32]*[.H$41]/[.H$39]" office:value-type="string" office:string-value="" calcext:value-type="error">
            <text:p>#VALEUR !</text:p>
          </table:table-cell>
          <table:table-cell table:formula="of:=[.I32]*[.I$41]/[.I$39]" office:value-type="float" office:value="0.0000249240753126152" calcext:value-type="float">
            <text:p>2,49240753126152E-005</text:p>
          </table:table-cell>
          <table:table-cell table:formula="of:=[.J32]*[.J$41]/[.J$39]" office:value-type="string" office:string-value="" calcext:value-type="error">
            <text:p>#VALEUR !</text:p>
          </table:table-cell>
          <table:table-cell table:formula="of:=[.K32]*[.K$41]/[.K$39]" office:value-type="string" office:string-value="" calcext:value-type="error">
            <text:p>#VALEUR !</text:p>
          </table:table-cell>
          <table:table-cell table:formula="of:=[.L32]*[.L$41]/[.L$39]" office:value-type="float" office:value="0.00000370301403547632" calcext:value-type="float">
            <text:p>0,000003703</text:p>
          </table:table-cell>
          <table:table-cell table:formula="of:=[.M32]*[.M$41]/[.M$39]" office:value-type="string" office:string-value="" calcext:value-type="error">
            <text:p>#VALEUR !</text:p>
          </table:table-cell>
          <table:table-cell table:formula="of:=[.N32]*[.N$41]/[.N$39]" office:value-type="float" office:value="0.00488560616031189" calcext:value-type="float">
            <text:p>0,0048856062</text:p>
          </table:table-cell>
          <table:table-cell table:formula="of:=[.O32]*[.O$41]/[.O$39]" office:value-type="float" office:value="0.0000000367594701833651" calcext:value-type="float">
            <text:p>3,67594701833651E-008</text:p>
          </table:table-cell>
          <table:table-cell table:formula="of:=[.P32]*[.P$41]/[.P$39]" office:value-type="string" office:string-value="" calcext:value-type="error">
            <text:p>#VALEUR !</text:p>
          </table:table-cell>
          <table:table-cell table:formula="of:=[.Q32]*[.Q$41]/[.Q$39]" office:value-type="string" office:string-value="" calcext:value-type="error">
            <text:p>#VALEUR !</text:p>
          </table:table-cell>
          <table:table-cell table:formula="of:=[.R32]*[.R$41]/[.R$39]" office:value-type="string" office:string-value="" calcext:value-type="error">
            <text:p>#VALEUR !</text:p>
          </table:table-cell>
          <table:table-cell table:formula="of:=[.S32]*[.S$41]/[.S$39]" office:value-type="float" office:value="0.00000718753272502282" calcext:value-type="float">
            <text:p>7,18753272502282E-006</text:p>
          </table:table-cell>
          <table:table-cell table:formula="of:=[.T32]*[.T$41]/[.T$39]" office:value-type="string" office:string-value="" calcext:value-type="error">
            <text:p>#VALEUR !</text:p>
          </table:table-cell>
          <table:table-cell table:formula="of:=[.U32]*[.U$41]/[.U$39]" office:value-type="float" office:value="0" calcext:value-type="float">
            <text:p>0</text:p>
          </table:table-cell>
          <table:table-cell table:formula="of:=[.V32]*[.V$41]/[.V$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8" calcext:value-type="float">
            <text:p>84,8</text:p>
          </table:table-cell>
          <table:table-cell table:formula="of:=[.B33]*[.B$41]/[.B$39]" office:value-type="string" office:string-value="" calcext:value-type="error">
            <text:p>#VALEUR !</text:p>
          </table:table-cell>
          <table:table-cell table:formula="of:=[.C33]*[.C$41]/[.C$39]" office:value-type="float" office:value="0.00000392547620365747" calcext:value-type="float">
            <text:p>3,92547620365747E-006</text:p>
          </table:table-cell>
          <table:table-cell table:formula="of:=[.D33]*[.D$41]/[.D$39]" office:value-type="float" office:value="0.000163623798795255" calcext:value-type="float">
            <text:p>0,0001636238</text:p>
          </table:table-cell>
          <table:table-cell table:formula="of:=[.E33]*[.E$41]/[.E$39]" office:value-type="float" office:value="1" calcext:value-type="float">
            <text:p>1</text:p>
          </table:table-cell>
          <table:table-cell table:formula="of:=[.F33]*[.F$41]/[.F$39]" office:value-type="string" office:string-value="" calcext:value-type="error">
            <text:p>#VALEUR !</text:p>
          </table:table-cell>
          <table:table-cell table:formula="of:=[.G33]*[.G$41]/[.G$39]" office:value-type="string" office:string-value="" calcext:value-type="error">
            <text:p>#VALEUR !</text:p>
          </table:table-cell>
          <table:table-cell table:formula="of:=[.H33]*[.H$41]/[.H$39]" office:value-type="string" office:string-value="" calcext:value-type="error">
            <text:p>#VALEUR !</text:p>
          </table:table-cell>
          <table:table-cell table:formula="of:=[.I33]*[.I$41]/[.I$39]" office:value-type="float" office:value="0.0000239557748246252" calcext:value-type="float">
            <text:p>2,39557748246252E-005</text:p>
          </table:table-cell>
          <table:table-cell table:formula="of:=[.J33]*[.J$41]/[.J$39]" office:value-type="string" office:string-value="" calcext:value-type="error">
            <text:p>#VALEUR !</text:p>
          </table:table-cell>
          <table:table-cell table:formula="of:=[.K33]*[.K$41]/[.K$39]" office:value-type="string" office:string-value="" calcext:value-type="error">
            <text:p>#VALEUR !</text:p>
          </table:table-cell>
          <table:table-cell table:formula="of:=[.L33]*[.L$41]/[.L$39]" office:value-type="string" office:string-value="" calcext:value-type="error">
            <text:p>#VALEUR !</text:p>
          </table:table-cell>
          <table:table-cell table:formula="of:=[.M33]*[.M$41]/[.M$39]" office:value-type="string" office:string-value="" calcext:value-type="error">
            <text:p>#VALEUR !</text:p>
          </table:table-cell>
          <table:table-cell table:formula="of:=[.N33]*[.N$41]/[.N$39]" office:value-type="float" office:value="0.00497976653518889" calcext:value-type="float">
            <text:p>0,0049797665</text:p>
          </table:table-cell>
          <table:table-cell table:formula="of:=[.O33]*[.O$41]/[.O$39]" office:value-type="string" office:string-value="" calcext:value-type="error">
            <text:p>#VALEUR !</text:p>
          </table:table-cell>
          <table:table-cell table:formula="of:=[.P33]*[.P$41]/[.P$39]" office:value-type="string" office:string-value="" calcext:value-type="error">
            <text:p>#VALEUR !</text:p>
          </table:table-cell>
          <table:table-cell table:formula="of:=[.Q33]*[.Q$41]/[.Q$39]" office:value-type="string" office:string-value="" calcext:value-type="error">
            <text:p>#VALEUR !</text:p>
          </table:table-cell>
          <table:table-cell table:formula="of:=[.R33]*[.R$41]/[.R$39]" office:value-type="string" office:string-value="" calcext:value-type="error">
            <text:p>#VALEUR !</text:p>
          </table:table-cell>
          <table:table-cell table:formula="of:=[.S33]*[.S$41]/[.S$39]" office:value-type="float" office:value="0.00000733495910667944" calcext:value-type="float">
            <text:p>0,000007335</text:p>
          </table:table-cell>
          <table:table-cell table:formula="of:=[.T33]*[.T$41]/[.T$39]" office:value-type="string" office:string-value="" calcext:value-type="error">
            <text:p>#VALEUR !</text:p>
          </table:table-cell>
          <table:table-cell table:formula="of:=[.U33]*[.U$41]/[.U$39]" office:value-type="float" office:value="0" calcext:value-type="float">
            <text:p>0</text:p>
          </table:table-cell>
          <table:table-cell table:formula="of:=[.V33]*[.V$41]/[.V$39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9T13:15:20.430472961</dc:date>
    <meta:document-statistic meta:table-count="1" meta:cell-count="1520" meta:object-count="0"/>
    <meta:generator>LibreOffice/4.2.8.2$Linux_X86_64 LibreOffice_project/420m0$Build-2</meta:generator>
  </office:meta>
</office:document-meta>
</file>